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31800000252BD606991.png"/>
  <manifest:file-entry manifest:media-type="image/png" manifest:full-path="Pictures/1000000000000318000000590037F314.png"/>
  <manifest:file-entry manifest:media-type="image/png" manifest:full-path="Pictures/10000000000000200000002000309F1C.png"/>
  <manifest:file-entry manifest:media-type="" manifest:full-path="Pictures/TablePreview2.svm"/>
  <manifest:file-entry manifest:media-type="image/png" manifest:full-path="Pictures/100000000000031800000252092CE9A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99" draw:textarea-horizontal-align="justify" draw:textarea-vertical-align="top" draw:auto-grow-height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/>
    </style:style>
    <style:style style:name="gr6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/>
    </style:style>
    <style:style style:name="gr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000000" draw:stroke-linejoin="round" draw:fill="solid" draw:fill-color="#cccccc" draw:opacity="100%" draw:textarea-horizontal-align="left" draw:textarea-vertical-align="middle" draw:auto-grow-height="false" fo:padding-top="0.13cm" fo:padding-bottom="0.13cm" fo:padding-left="0.25cm" fo:padding-right="0.25cm" fo:wrap-option="no-wrap" draw:shadow-opacity="100%"/>
    </style:style>
    <style:style style:name="gr9" style:family="graphic" style:parent-style-name="standard" style:list-style-name="L1">
      <style:graphic-properties draw:stroke="solid" svg:stroke-width="0.025cm" svg:stroke-color="#000000" draw:marker-start-width="0.229cm" draw:marker-end-width="0.229cm" draw:stroke-linejoin="miter" draw:fill="solid" draw:fill-color="#ff3366" draw:opacity="100%" draw:textarea-horizontal-align="justify" draw:textarea-vertical-align="middle" draw:auto-grow-height="false" fo:padding-top="0.107cm" fo:padding-bottom="0.107cm" fo:padding-left="0.227cm" fo:padding-right="0.227cm" fo:wrap-option="wrap" draw:shadow-opacity="100%"/>
    </style:style>
    <style:style style:name="gr10" style:family="graphic" style:parent-style-name="standard">
      <style:graphic-properties draw:stroke="dash" draw:stroke-dash="Dash_20_2" svg:stroke-width="0.071cm" svg:stroke-color="#4a7eb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000000" draw:stroke-linejoin="miter" draw:fill="solid" draw:fill-color="#ff9966" draw:opacity="100%" draw:textarea-horizontal-align="left" draw:textarea-vertical-align="middle" draw:auto-grow-height="false" fo:padding-top="0.13cm" fo:padding-bottom="0.13cm" fo:padding-left="0.25cm" fo:padding-right="0.25cm" fo:wrap-option="no-wrap" draw:shadow-opacity="100%"/>
    </style:style>
    <style:style style:name="gr12" style:family="graphic" style:parent-style-name="standard" style:list-style-name="L1">
      <style:graphic-properties draw:stroke="solid" svg:stroke-width="0.025cm" svg:stroke-color="#000000" draw:marker-start-width="0.229cm" draw:marker-end-width="0.229cm" draw:stroke-linejoin="miter" draw:fill="solid" draw:fill-color="#00ff00" draw:opacity="100%" draw:textarea-horizontal-align="justify" draw:textarea-vertical-align="middle" draw:auto-grow-height="false" fo:padding-top="0.107cm" fo:padding-bottom="0.107cm" fo:padding-left="0.227cm" fo:padding-right="0.227cm" fo:wrap-option="wrap" draw:shadow-opacity="100%"/>
    </style:style>
    <style:style style:name="gr13" style:family="graphic" style:parent-style-name="standard" style:list-style-name="L1">
      <style:graphic-properties draw:stroke="solid" svg:stroke-width="0.025cm" svg:stroke-color="#000000" draw:marker-start-width="0.229cm" draw:marker-end-width="0.229cm" draw:stroke-linejoin="miter" draw:fill="solid" draw:fill-color="#00ff00" draw:opacity="100%" draw:textarea-horizontal-align="justify" draw:textarea-vertical-align="middle" draw:auto-grow-height="false" fo:padding-top="0.107cm" fo:padding-bottom="0.107cm" fo:padding-left="0.227cm" fo:padding-right="0.227cm" fo:wrap-option="wrap" draw:shadow-opacity="100%"/>
    </style:style>
    <style:style style:name="gr14" style:family="graphic" style:parent-style-name="standard" style:list-style-name="L1">
      <style:graphic-properties draw:stroke="solid" svg:stroke-width="0.025cm" svg:stroke-color="#000000" draw:marker-start-width="0.229cm" draw:marker-end-width="0.229cm" draw:stroke-linejoin="miter" draw:fill="solid" draw:fill-color="#000000" draw:opacity="0%" draw:textarea-horizontal-align="justify" draw:textarea-vertical-align="middle" draw:auto-grow-height="false" fo:padding-top="0.107cm" fo:padding-bottom="0.107cm" fo:padding-left="0.227cm" fo:padding-right="0.227cm" fo:wrap-option="wrap" draw:shadow-opacity="0%"/>
    </style:style>
    <style:style style:name="gr15" style:family="graphic" style:parent-style-name="standard" style:list-style-name="L4">
      <style:graphic-properties draw:stroke="solid" svg:stroke-width="0.026cm" svg:stroke-color="#000000" draw:stroke-linejoin="round" draw:fill="solid" draw:fill-color="#ff3366" draw:opacity="100%" draw:textarea-horizontal-align="justify" draw:textarea-vertical-align="middle" draw:auto-grow-height="false" fo:padding-top="0.125cm" fo:padding-bottom="0.125cm" fo:padding-left="0.25cm" fo:padding-right="0.25cm" fo:wrap-option="no-wrap" draw:shadow-opacity="100%"/>
    </style:style>
    <style:style style:name="gr16" style:family="graphic" style:parent-style-name="standard" style:list-style-name="L4">
      <style:graphic-properties draw:stroke="solid" svg:stroke-width="0.026cm" svg:stroke-color="#000000" draw:stroke-linejoin="round" draw:fill="solid" draw:fill-color="#00ffff" draw:opacity="100%" draw:textarea-horizontal-align="center" draw:textarea-vertical-align="middle" draw:auto-grow-height="false" fo:padding-top="0.125cm" fo:padding-bottom="0.125cm" fo:padding-left="0.25cm" fo:padding-right="0.25cm" fo:wrap-option="wrap" draw:shadow-opacity="100%"/>
    </style:style>
    <style:style style:name="gr17" style:family="graphic" style:parent-style-name="standard">
      <style:graphic-properties draw:stroke="solid" svg:stroke-width="0.026cm" svg:stroke-color="#000000" draw:stroke-linejoin="round" draw:fill="solid" draw:fill-color="#0099ff" draw:opacity="100%" draw:textarea-horizontal-align="center" draw:textarea-vertical-align="middle" draw:auto-grow-height="false" fo:padding-top="0.125cm" fo:padding-bottom="0.125cm" fo:padding-left="0.25cm" fo:padding-right="0.25cm" fo:wrap-option="wrap" draw:shadow-opacity="100%"/>
    </style:style>
    <style:style style:name="gr18" style:family="graphic" style:parent-style-name="standard">
      <style:graphic-properties draw:stroke="solid" draw:marker-end="Arrow" draw:marker-end-width="0.3cm" draw:textarea-horizontal-align="center" draw:textarea-vertical-align="middle"/>
    </style:style>
    <style:style style:name="gr19" style:family="graphic" style:parent-style-name="standard" style:list-style-name="L4">
      <style:graphic-properties draw:stroke="solid" svg:stroke-width="0.026cm" svg:stroke-color="#000000" draw:stroke-linejoin="round" draw:fill="solid" draw:fill-color="#ff950e" draw:opacity="100%" draw:textarea-horizontal-align="justify" draw:textarea-vertical-align="middle" draw:auto-grow-height="false" fo:padding-top="0.125cm" fo:padding-bottom="0.125cm" fo:padding-left="0.25cm" fo:padding-right="0.25cm" fo:wrap-option="no-wrap" draw:shadow-opacity="100%"/>
    </style:style>
    <style:style style:name="gr20" style:family="graphic" style:parent-style-name="standard" style:list-style-name="L4">
      <style:graphic-properties draw:stroke="solid" svg:stroke-width="0.026cm" svg:stroke-color="#000000" draw:stroke-linejoin="round" draw:fill="solid" draw:fill-color="#ff950e" draw:opacity="100%" draw:textarea-horizontal-align="justify" draw:textarea-vertical-align="middle" draw:auto-grow-height="false" fo:padding-top="0.125cm" fo:padding-bottom="0.125cm" fo:padding-left="0.25cm" fo:padding-right="0.25cm" fo:wrap-option="no-wrap" draw:shadow-opacity="100%"/>
    </style:style>
    <style:style style:name="gr21" style:family="graphic" style:parent-style-name="standard" style:list-style-name="L4">
      <style:graphic-properties draw:stroke="solid" svg:stroke-width="0.026cm" svg:stroke-color="#000000" draw:stroke-linejoin="round" draw:fill="solid" draw:fill-color="#e6e6e6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2" style:family="graphic" style:parent-style-name="standard" style:list-style-name="L1">
      <style:graphic-properties draw:stroke="solid" svg:stroke-width="0.025cm" svg:stroke-color="#000000" draw:marker-start-width="0.229cm" draw:marker-end-width="0.229cm" draw:stroke-linejoin="miter" draw:fill="solid" draw:fill-color="#ff3366" draw:opacity="100%" draw:textarea-horizontal-align="justify" draw:textarea-vertical-align="middle" draw:auto-grow-height="false" fo:padding-top="0.107cm" fo:padding-bottom="0.107cm" fo:padding-left="0.227cm" fo:padding-right="0.227cm" fo:wrap-option="wrap" draw:shadow-opacity="100%"/>
    </style:style>
    <style:style style:name="gr23" style:family="graphic" style:parent-style-name="standard" style:list-style-name="L1">
      <style:graphic-properties draw:stroke="solid" svg:stroke-width="0.025cm" svg:stroke-color="#000000" draw:marker-start-width="0.229cm" draw:marker-end-width="0.229cm" draw:stroke-linejoin="miter" draw:fill="solid" draw:fill-color="#ff3366" draw:opacity="100%" draw:textarea-horizontal-align="justify" draw:textarea-vertical-align="middle" draw:auto-grow-height="false" fo:padding-top="0.107cm" fo:padding-bottom="0.107cm" fo:padding-left="0.227cm" fo:padding-right="0.227cm" fo:wrap-option="wrap" draw:shadow-opacity="100%"/>
    </style:style>
    <style:style style:name="gr24" style:family="graphic" style:parent-style-name="standard" style:list-style-name="L1">
      <style:graphic-properties draw:stroke="solid" svg:stroke-width="0.025cm" svg:stroke-color="#000000" draw:marker-start-width="0.229cm" draw:marker-end-width="0.229cm" draw:stroke-linejoin="miter" draw:fill="solid" draw:fill-color="#cccccc" draw:opacity="100%" draw:textarea-horizontal-align="justify" draw:textarea-vertical-align="middle" draw:auto-grow-height="false" fo:padding-top="0.107cm" fo:padding-bottom="0.107cm" fo:padding-left="0.227cm" fo:padding-right="0.227cm" fo:wrap-option="wrap" draw:shadow-opacity="100%"/>
    </style:style>
    <style:style style:name="gr25" style:family="graphic" style:parent-style-name="standard" style:list-style-name="L1">
      <style:graphic-properties draw:stroke="solid" svg:stroke-width="0.025cm" svg:stroke-color="#000000" draw:marker-start-width="0.229cm" draw:marker-end-width="0.229cm" draw:stroke-linejoin="miter" draw:fill="solid" draw:fill-color="#ff9966" draw:opacity="50%" draw:textarea-horizontal-align="justify" draw:textarea-vertical-align="middle" draw:auto-grow-height="false" fo:padding-top="0.107cm" fo:padding-bottom="0.107cm" fo:padding-left="0.227cm" fo:padding-right="0.227cm" fo:wrap-option="wrap" draw:shadow-opacity="50%"/>
    </style:style>
    <style:style style:name="gr26" style:family="graphic" style:parent-style-name="standard">
      <style:graphic-properties draw:stroke="solid" svg:stroke-width="0.071cm" svg:stroke-color="#385d8a" draw:stroke-linejoin="miter" draw:fill="solid" draw:fill-color="#4f81bd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7" style:family="graphic" style:parent-style-name="standard">
      <style:graphic-properties draw:stroke="solid" svg:stroke-width="0.026cm" svg:stroke-color="#000000" draw:stroke-linejoin="round" draw:fill="solid" draw:fill-color="#ffffff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8" style:family="graphic" style:parent-style-name="standard" style:list-style-name="L1">
      <style:graphic-properties draw:stroke="solid" svg:stroke-width="0.026cm" svg:stroke-color="#000000" draw:stroke-linejoin="round" draw:fill="solid" draw:fill-color="#00dcff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26cm" svg:stroke-color="#0000ff" draw:stroke-linejoin="round" draw:fill="solid" draw:fill-color="#ffffff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26cm" svg:stroke-color="#0000ff" draw:stroke-linejoin="round" draw:fill="solid" draw:fill-color="#ffff00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26cm" svg:stroke-color="#0000ff" draw:stroke-linejoin="round" draw:fill="solid" draw:fill-color="#cc0000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32" style:family="graphic" style:parent-style-name="standard" style:list-style-name="L1">
      <style:graphic-properties draw:stroke="solid" svg:stroke-width="0.026cm" svg:stroke-color="#000000" draw:stroke-linejoin="round" draw:fill="solid" draw:fill-color="#cccccc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26cm" svg:stroke-color="#999999" draw:stroke-linejoin="round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4" style:family="graphic" style:parent-style-name="standard">
      <style:graphic-properties draw:stroke="solid" svg:stroke-width="0.026cm" svg:stroke-color="#b3b3b3" draw:stroke-linejoin="round" draw:fill="solid" draw:fill-color="#cc0000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35" style:family="graphic" style:parent-style-name="standard" style:list-style-name="L1">
      <style:graphic-properties draw:stroke="solid" svg:stroke-width="0.026cm" svg:stroke-color="#999999" draw:stroke-linejoin="round" draw:fill="solid" draw:fill-color="#cccccc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26cm" svg:stroke-color="#b3b3b3" draw:stroke-linejoin="round" draw:fill="solid" draw:fill-color="#ff9966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26cm" svg:stroke-color="#355e00" draw:stroke-linejoin="round" draw:fill="solid" draw:fill-color="#23ff23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26cm" svg:stroke-color="#355e00" draw:stroke-linejoin="round" draw:fill="solid" draw:fill-color="#ff3366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26cm" svg:stroke-color="#355e00" draw:stroke-linejoin="round" draw:fill="solid" draw:fill-color="#9966cc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26cm" svg:stroke-color="#b3b3b3" draw:stroke-linejoin="round" draw:fill="solid" draw:fill-color="#b3b300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26cm" svg:stroke-color="#000000" draw:stroke-linejoin="round" draw:fill="solid" draw:fill-color="#ff9966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26cm" svg:stroke-color="#000000" draw:stroke-linejoin="round" draw:fill="solid" draw:fill-color="#ff9966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3" style:family="graphic" style:parent-style-name="standard">
      <style:graphic-properties draw:stroke="solid" svg:stroke-width="0.026cm" svg:stroke-color="#000000" draw:stroke-linejoin="round" draw:fill="solid" draw:fill-color="#3deb3d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26cm" svg:stroke-color="#000000" draw:stroke-linejoin="round" draw:fill="solid" draw:fill-color="#ff3366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none" draw:fill="solid" draw:fill-color="#ffffff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draw:marker-end="Arrow" draw:textarea-horizontal-align="center" draw:textarea-vertical-align="middle"/>
    </style:style>
    <style:style style:name="gr47" style:family="graphic" style:parent-style-name="standard">
      <style:graphic-properties draw:stroke="solid" draw:stroke-dash="Line_20_with_20_Fine_20_Dots" draw:marker-end="Arrow" draw:textarea-horizontal-align="center" draw:textarea-vertical-align="middle"/>
    </style:style>
    <style:style style:name="gr48" style:family="graphic" style:parent-style-name="standard">
      <style:graphic-properties draw:stroke="dash" draw:stroke-dash="Fine_20_Dashed_20__28_var_29_" draw:marker-end="Arrow" draw:textarea-horizontal-align="center" draw:textarea-vertical-align="middle"/>
    </style:style>
    <style:style style:name="gr49" style:family="graphic" style:parent-style-name="standard">
      <style:graphic-properties draw:marker-end="Arrow" draw:textarea-horizontal-align="center" draw:textarea-vertical-align="middle"/>
    </style:style>
    <style:style style:name="gr5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52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/>
    </style:style>
    <style:style style:name="gr53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1.171cm" fo:min-width="0cm" fo:padding-top="0.13cm" fo:padding-bottom="0.13cm" fo:padding-left="0.25cm" fo:padding-right="0.25cm" fo:wrap-option="no-wrap"/>
    </style:style>
    <style:style style:name="pr2" style:family="presentation" style:parent-style-name="Default-notes">
      <style:graphic-properties draw:stroke="none" draw:fill="none" draw:fill-color="#ffffff" draw:auto-grow-height="true" fo:min-height="11.3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2.04cm" style:use-optimal-column-width="false"/>
    </style:style>
    <style:style style:name="co4" style:family="table-column">
      <style:table-column-properties style:column-width="2.038cm" style:use-optimal-column-width="false"/>
    </style:style>
    <style:style style:name="ro1" style:family="table-row">
      <style:table-row-properties style:row-height="1.017cm"/>
    </style:style>
    <style:style style:name="ro2" style:family="table-row">
      <style:table-row-properties style:row-height="1.041cm"/>
    </style:style>
    <style:style style:name="ro3" style:family="table-row">
      <style:table-row-properties style:row-height="1.044cm"/>
    </style:style>
    <style:style style:name="ce1" style:family="table-cell">
      <style:graphic-properties draw:fill-color="#ffffff" style:repeat="repeat" fo:padding-top="0.1cm" fo:padding-bottom="0.1cm" fo:padding-left="0.1cm" fo:padding-right="0.1cm"/>
      <style:paragraph-properties fo:text-align="center" fo:border="0.001cm solid #000000"/>
    </style:style>
    <style:style style:name="ce2" style:family="table-cell">
      <style:graphic-properties draw:fill="solid" draw:fill-color="#00dcff" style:repeat="repeat"/>
      <style:paragraph-properties fo:border="0.001cm solid #000000"/>
    </style:style>
    <style:style style:name="ce3" style:family="table-cell">
      <style:graphic-properties draw:fill="solid" draw:fill-color="#cccccc" style:repeat="repeat"/>
      <style:paragraph-properties fo:border="0.001cm solid #000000"/>
    </style:style>
    <style:style style:name="ce4" style:family="table-cell">
      <style:graphic-properties draw:fill="solid" draw:fill-color="#ff9966" style:repeat="repeat"/>
      <style:paragraph-properties fo:border="0.001cm solid #000000"/>
    </style:style>
    <style:style style:name="ce5" style:family="table-cell">
      <style:graphic-properties draw:fill="solid" draw:fill-color="#3deb3d" style:repeat="repeat"/>
      <style:paragraph-properties fo:border="0.001cm solid #000000"/>
    </style:style>
    <style:style style:name="ce6" style:family="table-cell">
      <style:graphic-properties draw:fill-color="#ff3366" style:repeat="repeat" fo:padding-top="0.1cm" fo:padding-bottom="0.1cm" fo:padding-left="0.1cm" fo:padding-right="0.1cm"/>
      <style:paragraph-properties fo:border="0.001cm solid #000000"/>
    </style:style>
    <style:style style:name="ce7" style:family="table-cell">
      <style:graphic-properties draw:fill-color="#ffff00" style:repeat="repeat" fo:padding-top="0.1cm" fo:padding-bottom="0.1cm" fo:padding-left="0.1cm" fo:padding-right="0.1cm"/>
      <style:paragraph-properties fo:border="0.001cm solid #000000"/>
    </style:style>
    <style:style style:name="ce8" style:family="table-cell">
      <style:graphic-properties draw:fill-color="#abb400" style:repeat="repeat" fo:padding-top="0.1cm" fo:padding-bottom="0.1cm" fo:padding-left="0.1cm" fo:padding-right="0.1cm"/>
      <style:paragraph-properties fo:border="0.001cm solid #000000"/>
    </style:style>
    <style:style style:name="ce9" style:family="table-cell">
      <style:graphic-properties draw:fill-color="#0066cc" style:repeat="repeat" fo:padding-top="0.1cm" fo:padding-bottom="0.1cm" fo:padding-left="0.1cm" fo:padding-right="0.1cm"/>
      <style:paragraph-properties fo:border="0.001cm solid #000000"/>
    </style:style>
    <style:style style:name="ce10" style:family="table-cell">
      <style:graphic-properties draw:fill-color="#cc0000" style:repeat="repeat" fo:padding-top="0.1cm" fo:padding-bottom="0.1cm" fo:padding-left="0.1cm" fo:padding-right="0.1cm"/>
      <style:paragraph-properties fo:border="0.001cm solid #000000"/>
    </style:style>
    <style:style style:name="ce11" style:family="table-cell">
      <style:graphic-properties draw:fill="solid" draw:fill-color="#ff9966" style:repeat="repeat" fo:padding-top="0.1cm" fo:padding-bottom="0.1cm" fo:padding-left="0.1cm" fo:padding-right="0.1cm"/>
      <style:paragraph-properties fo:border="0.001cm solid #000000"/>
    </style:style>
    <style:style style:name="ce12" style:family="table-cell">
      <style:graphic-properties draw:fill="solid" draw:fill-color="#b3b300" style:repeat="repeat" fo:padding-top="0.1cm" fo:padding-bottom="0.1cm" fo:padding-left="0.1cm" fo:padding-right="0.1cm"/>
      <style:paragraph-properties fo:border="0.001cm solid #000000"/>
    </style:style>
    <style:style style:name="P1" style:family="paragraph">
      <style:paragraph-properties fo:margin-left="0cm" fo:margin-right="0cm" fo:line-height="85%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2cm" fo:margin-bottom="0.132cm" fo:line-height="85%" fo:text-indent="0cm"/>
    </style:style>
    <style:style style:name="P4" style:family="paragraph">
      <style:paragraph-properties fo:margin-left="0cm" fo:margin-right="0cm" fo:text-align="end" fo:text-indent="0cm" style:punctuation-wrap="hanging" style:line-break="strict"/>
    </style:style>
    <style:style style:name="P5" style:family="paragraph">
      <style:paragraph-properties fo:margin-left="0cm" fo:margin-right="0cm" fo:margin-top="0.423cm" fo:margin-bottom="0.158cm" fo:text-indent="0cm"/>
    </style:style>
    <style:style style:name="P6" style:family="paragraph">
      <style:paragraph-properties fo:margin-left="0cm" fo:margin-right="0cm" fo:margin-top="0.176cm" fo:margin-bottom="0cm" fo:line-height="100%" fo:text-align="start" fo:text-indent="0cm" style:punctuation-wrap="simple" style:line-break="normal" style:writing-mode="lr-tb"/>
    </style:style>
    <style:style style:name="P7" style:family="paragraph">
      <style:paragraph-properties fo:margin-left="0cm" fo:margin-right="0cm" fo:line-height="85%" fo:text-align="center" fo:text-indent="0cm"/>
      <style:text-properties fo:font-size="28pt"/>
    </style:style>
    <style:style style:name="P8" style:family="paragraph">
      <style:paragraph-properties fo:margin-left="0cm" fo:margin-right="0cm" fo:line-height="85%" fo:text-align="center" fo:text-indent="0cm" style:writing-mode="lr-tb" style:font-independent-line-spacing="true"/>
      <style:text-properties fo:font-size="28pt"/>
    </style:style>
    <style:style style:name="P9" style:family="paragraph">
      <style:paragraph-properties fo:margin-left="0cm" fo:margin-right="0cm" fo:margin-top="0.423cm" fo:margin-bottom="0.158cm" fo:text-indent="0cm" style:writing-mode="lr-tb" style:font-independent-line-spacing="true"/>
      <style:text-properties fo:font-size="28pt"/>
    </style:style>
    <style:style style:name="P10" style:family="paragraph">
      <style:paragraph-properties fo:text-align="center"/>
    </style:style>
    <style:style style:name="P11" style:family="paragraph">
      <style:text-properties fo:font-size="12pt"/>
    </style:style>
    <style:style style:name="P12" style:family="paragraph">
      <style:paragraph-properties fo:margin-left="0cm" fo:margin-right="0cm" fo:text-align="end" fo:text-indent="0cm" style:punctuation-wrap="hanging" style:line-break="strict"/>
      <style:text-properties fo:font-size="28pt"/>
    </style:style>
    <style:style style:name="P13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8pt"/>
    </style:style>
    <style:style style:name="P14" style:family="paragraph">
      <style:paragraph-properties fo:margin-left="0cm" fo:margin-right="0cm" fo:text-align="center" fo:text-indent="0cm" style:punctuation-wrap="hanging" style:line-break="strict"/>
    </style:style>
    <style:style style:name="P15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color="#000000"/>
    </style:style>
    <style:style style:name="P16" style:family="paragraph">
      <style:paragraph-properties fo:text-align="center" style:writing-mode="lr-tb"/>
    </style:style>
    <style:style style:name="P17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color="#000000" fo:font-weight="bold" style:font-weight-asian="bold" style:font-weight-complex="bold"/>
    </style:style>
    <style:style style:name="P18" style:family="paragraph">
      <style:paragraph-properties fo:margin-left="0cm" fo:margin-right="0cm" fo:text-indent="0cm" style:punctuation-wrap="hanging" style:line-break="strict"/>
      <style:text-properties fo:color="#000000"/>
    </style:style>
    <style:style style:name="P19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color="#000000"/>
    </style:style>
    <style:style style:name="P20" style:family="paragraph">
      <style:paragraph-properties fo:margin-left="0cm" fo:margin-right="0cm" fo:text-indent="0cm" style:punctuation-wrap="hanging" style:line-break="strict"/>
    </style:style>
    <style:style style:name="P21" style:family="paragraph">
      <style:paragraph-properties fo:margin-left="0cm" fo:margin-right="0cm" fo:line-height="100%" fo:text-indent="0cm" style:writing-mode="lr-tb"/>
      <style:text-properties fo:font-weight="bold" style:font-weight-asian="bold" style:font-weight-complex="bold"/>
    </style:style>
    <style:style style:name="P22" style:family="paragraph">
      <style:paragraph-properties fo:margin-left="0cm" fo:margin-right="0cm" fo:line-height="100%" fo:text-indent="0cm" style:writing-mode="lr-tb" style:font-independent-line-spacing="true"/>
      <style:text-properties fo:font-weight="bold" style:font-weight-asian="bold" style:font-weight-complex="bold"/>
    </style:style>
    <style:style style:name="P23" style:family="paragraph">
      <style:paragraph-properties fo:margin-left="0cm" fo:margin-right="0cm" fo:text-align="center" fo:text-indent="0cm" style:punctuation-wrap="hanging" style:line-break="strict" style:writing-mode="lr-tb"/>
      <style:text-properties fo:color="#000000" fo:font-size="14pt" fo:font-weight="normal" style:font-size-asian="14pt" style:font-weight-asian="normal" style:font-size-complex="14pt" style:font-weight-complex="normal"/>
    </style:style>
    <style:style style:name="P24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color="#000000" fo:font-size="14pt" fo:font-weight="normal" style:font-size-asian="14pt" style:font-weight-asian="normal" style:font-size-complex="14pt" style:font-weight-complex="normal"/>
    </style:style>
    <style:style style:name="P25" style:family="paragraph">
      <style:paragraph-properties fo:margin-left="0cm" fo:margin-right="0cm" fo:line-height="100%" fo:text-indent="0cm"/>
    </style:style>
    <style:style style:name="P26" style:family="paragraph">
      <style:paragraph-properties fo:margin-left="0cm" fo:margin-right="0cm" fo:line-height="100%" fo:text-indent="0cm" style:writing-mode="lr-tb" style:font-independent-line-spacing="true"/>
    </style:style>
    <style:style style:name="P27" style:family="paragraph">
      <style:paragraph-properties fo:margin-left="0cm" fo:margin-right="0cm" fo:line-height="100%" fo:text-indent="0cm"/>
      <style:text-properties fo:color="#000000"/>
    </style:style>
    <style:style style:name="P28" style:family="paragraph">
      <style:paragraph-properties fo:margin-left="0cm" fo:margin-right="0cm" fo:line-height="100%" fo:text-indent="0cm" style:writing-mode="lr-tb" style:font-independent-line-spacing="true"/>
      <style:text-properties fo:color="#000000"/>
    </style:style>
    <style:style style:name="P29" style:family="paragraph">
      <style:paragraph-properties style:writing-mode="lr-tb" style:font-independent-line-spacing="true"/>
      <style:text-properties fo:color="#000000"/>
    </style:style>
    <style:style style:name="P30" style:family="paragraph">
      <style:paragraph-properties fo:margin-left="0cm" fo:margin-right="0cm" fo:text-indent="0cm"/>
    </style:style>
    <style:style style:name="P31" style:family="paragraph">
      <style:paragraph-properties fo:margin-left="0cm" fo:margin-right="0cm" fo:text-indent="0cm" style:writing-mode="lr-tb" style:font-independent-line-spacing="true"/>
    </style:style>
    <style:style style:name="P32" style:family="paragraph">
      <style:paragraph-properties fo:margin-left="0cm" fo:margin-right="0cm" fo:margin-top="0.423cm" fo:margin-bottom="0.158cm" fo:line-height="100%" fo:text-indent="0cm"/>
    </style:style>
    <style:style style:name="P33" style:family="paragraph">
      <style:paragraph-properties fo:margin-left="0cm" fo:margin-right="0cm" fo:line-height="100%" fo:text-indent="0cm" style:line-break="strict"/>
      <style:text-properties fo:font-size="13pt" style:font-size-asian="13pt" style:font-size-complex="13pt"/>
    </style:style>
    <style:style style:name="P34" style:family="paragraph">
      <style:paragraph-properties style:writing-mode="lr-tb" style:font-independent-line-spacing="true"/>
      <style:text-properties fo:font-size="13pt" style:font-size-asian="13pt" style:font-size-complex="13pt"/>
    </style:style>
    <style:style style:name="P35" style:family="paragraph">
      <style:paragraph-properties fo:margin-left="0cm" fo:margin-right="0cm" fo:line-height="100%" fo:text-indent="0cm" style:line-break="strict"/>
    </style:style>
    <style:style style:name="P36" style:family="paragraph">
      <style:paragraph-properties fo:margin-left="0cm" fo:margin-right="0cm" fo:line-height="100%" fo:text-indent="0cm" style:line-break="strict" style:writing-mode="lr-tb" style:font-independent-line-spacing="true"/>
      <style:text-properties fo:font-size="28pt" fo:font-weight="bold" style:font-weight-asian="bold" style:font-weight-complex="bold"/>
    </style:style>
    <style:style style:name="P37" style:family="paragraph">
      <style:paragraph-properties fo:margin-left="0cm" fo:margin-right="0cm" fo:line-height="100%" fo:text-indent="0cm" style:line-break="strict"/>
      <style:text-properties fo:color="#000000"/>
    </style:style>
    <style:style style:name="P38" style:family="paragraph">
      <style:paragraph-properties fo:margin-left="0cm" fo:margin-right="0cm" fo:line-height="100%" fo:text-align="center" fo:text-indent="0cm" style:line-break="strict"/>
      <style:text-properties fo:color="#000000" fo:font-size="14pt" style:font-size-asian="14pt" style:font-size-complex="14pt"/>
    </style:style>
    <style:style style:name="P39" style:family="paragraph">
      <style:paragraph-properties fo:margin-left="0cm" fo:margin-right="0cm" fo:line-height="100%" fo:text-indent="0cm" style:line-break="strict"/>
      <style:text-properties fo:color="#000000" fo:font-size="14pt" style:font-size-asian="14pt" style:font-size-complex="14pt"/>
    </style:style>
    <style:style style:name="P40" style:family="paragraph">
      <style:paragraph-properties fo:margin-left="0cm" fo:margin-right="0cm" fo:line-height="100%" fo:text-indent="0cm" style:line-break="strict" style:writing-mode="lr-tb" style:font-independent-line-spacing="true"/>
      <style:text-properties fo:color="#000000" fo:font-size="14pt" style:font-size-asian="14pt" style:font-size-complex="14pt"/>
    </style:style>
    <style:style style:name="T1" style:family="text">
      <style:text-properties fo:color="#ffffff" fo:font-family="'Bitstream Charter'" style:font-family-generic="roman" style:font-pitch="variable" fo:font-size="32pt" fo:language="en" fo:country="US" fo:font-weight="bold" style:font-size-asian="32pt" style:font-weight-asian="bold" style:font-size-complex="32pt" style:font-weight-complex="bold"/>
    </style:style>
    <style:style style:name="T2" style:family="text">
      <style:text-properties fo:color="#ffffff" fo:font-family="'Bitstream Charter'" style:font-family-generic="roman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3" style:family="text">
      <style:text-properties fo:color="#ffffff" style:text-position="super 58%" fo:font-family="'Bitstream Charter'" style:font-family-generic="roman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4" style:family="text">
      <style:text-properties fo:color="#000000" fo:font-size="12pt" fo:language="en" fo:country="US" style:font-size-asian="12pt" style:font-size-complex="12pt"/>
    </style:style>
    <style:style style:name="T5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6" style:family="text">
      <style:text-properties fo:color="#000000" fo:font-size="24pt" fo:language="en" fo:country="US" fo:font-weight="bold" style:font-size-asian="24pt" style:font-weight-asian="bold" style:font-size-complex="24pt" style:font-weight-complex="bold"/>
    </style:style>
    <style:style style:name="T7" style:family="text">
      <style:text-properties fo:color="#000000" style:text-line-through-style="none" style:text-position="0% 100%" fo:font-family="Arial" style:font-pitch="variable" fo:font-size="22pt" fo:language="en" fo:country="US" fo:font-style="normal" fo:text-shadow="none" style:text-underline-style="none" fo:font-weight="bold" style:font-family-asian="'ＭＳ Ｐゴシック'" style:font-pitch-asian="variable" style:font-size-asian="22pt" style:font-style-asian="normal" style:font-weight-asian="bold" style:font-family-complex="'ＭＳ Ｐゴシック'" style:font-pitch-complex="variable" style:font-size-complex="22pt" style:font-style-complex="normal" style:font-weight-complex="bold" style:font-relief="none"/>
    </style:style>
    <style:style style:name="T8" style:family="text">
      <style:text-properties fo:color="#000000" fo:font-size="22pt" fo:language="en" fo:country="US" style:font-size-asian="22pt" style:font-size-complex="22pt"/>
    </style:style>
    <style:style style:name="T9" style:family="text">
      <style:text-properties fo:color="#000000" fo:font-size="20pt" fo:language="en" fo:country="US" fo:font-weight="bold" style:font-size-asian="20pt" style:font-weight-asian="bold" style:font-size-complex="20pt" style:font-weight-complex="bold"/>
    </style:style>
    <style:style style:name="T10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T11" style:family="text">
      <style:text-properties fo:color="#000000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fo:color="#000000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fo:color="#000000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000000" fo:font-family="'Bitstream Charter'" style:font-family-generic="roman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15" style:family="text">
      <style:text-properties fo:color="#000000" fo:font-size="12pt" fo:language="en" fo:country="US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6" style:family="text">
      <style:text-properties fo:color="#000000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color="#000000" fo:font-size="12pt" fo:language="en" fo:country="US" fo:font-style="italic" style:font-size-asian="12pt" style:font-style-asian="italic" style:font-size-complex="12pt" style:font-style-complex="italic"/>
    </style:style>
    <style:style style:name="T18" style:family="text">
      <style:text-properties fo:color="#000000" fo:font-family="'Bitstream Charter'" style:font-family-generic="roman" style:font-pitch="variable"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9" style:family="text">
      <style:text-properties fo:color="#000000" fo:font-family="'Bitstream Charter'" style:font-family-generic="roman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20" style:family="text">
      <style:text-properties fo:color="#000000" fo:font-family="'Bitstream Charter'" style:font-family-generic="roman" style:font-pitch="variable" fo:font-size="12pt" fo:language="en" fo:country="US" style:font-size-asian="12pt" style:font-size-complex="12pt"/>
    </style:style>
    <style:style style:name="T21" style:family="text">
      <style:text-properties fo:color="#000000" fo:font-family="'Bitstream Charter'" style:font-family-generic="roman" style:font-pitch="variable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2" style:family="text">
      <style:text-properties fo:color="#000000" fo:font-family="'Bitstream Charter'" style:font-family-generic="roman" style:font-pitch="variable" fo:font-size="12pt" fo:language="en" fo:country="US" fo:font-style="italic" style:font-size-asian="12pt" style:font-style-asian="italic" style:font-size-complex="12pt" style:font-style-complex="italic"/>
    </style:style>
    <style:style style:name="T23" style:family="text">
      <style:text-properties fo:color="#000000" fo:font-family="'Bitstream Charter'" style:font-family-generic="roman" style:font-pitch="variable" fo:font-size="14pt" fo:language="en" fo:country="US" fo:font-style="italic" style:font-size-asian="14pt" style:font-style-asian="italic" style:font-size-complex="14pt" style:font-style-complex="italic"/>
    </style:style>
    <style:style style:name="T24" style:family="text">
      <style:text-properties fo:color="#000000" fo:font-family="'Bitstream Charter'" style:font-family-generic="roman" style:font-pitch="variable" fo:font-size="12pt" fo:language="en" fo:country="US" fo:font-weight="bold" style:font-size-asian="12pt" style:font-weight-asian="bold" style:font-size-complex="12pt" style:font-weight-complex="bold"/>
    </style:style>
    <style:style style:name="T25" style:family="text">
      <style:text-properties fo:color="#000000" fo:font-family="'Bitstream Charter'" style:font-family-generic="roman" style:font-pitch="variable" fo:font-size="12pt" fo:language="en" fo:country="US" fo:font-weight="normal" style:font-size-asian="12pt" style:font-weight-asian="normal" style:font-size-complex="12pt" style:font-weight-complex="normal"/>
    </style:style>
    <style:style style:name="T26" style:family="text">
      <style:text-properties fo:color="#000000" fo:font-family="'Bitstream Charter'" style:font-family-generic="roman" style:font-pitch="variable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7" style:family="text">
      <style:text-properties fo:color="#000000" fo:font-family="'Bitstream Charter'" style:font-family-generic="roman" style:font-pitch="variable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color="#000000" fo:font-size="16pt" fo:language="en" fo:country="US" style:font-size-asian="16pt" style:font-size-complex="16pt"/>
    </style:style>
    <style:style style:name="T29" style:family="text">
      <style:text-properties fo:color="#000000" style:text-position="0% 100%" fo:font-family="'Bitstream Charter'" style:font-family-generic="roman" style:font-pitch="variable" fo:font-size="18pt" fo:language="en" fo:country="US" style:font-family-asian="'ＭＳ Ｐゴシック'" style:font-pitch-asian="variable" style:font-size-asian="18pt" style:font-family-complex="'ＭＳ Ｐゴシック'" style:font-pitch-complex="variable" style:font-size-complex="18pt"/>
    </style:style>
    <style:style style:name="T30" style:family="text">
      <style:text-properties fo:color="#000000" style:text-position="0% 100%" fo:font-family="'Bitstream Charter'" style:font-family-generic="roman" style:font-pitch="variable" fo:font-size="18pt" fo:language="en" fo:country="US" fo:font-weight="bold" style:font-family-asian="'ＭＳ Ｐゴシック'" style:font-pitch-asian="variable" style:font-size-asian="18pt" style:font-weight-asian="bold" style:font-family-complex="'ＭＳ Ｐゴシック'" style:font-pitch-complex="variable" style:font-size-complex="18pt" style:font-weight-complex="bold"/>
    </style:style>
    <style:style style:name="T31" style:family="text">
      <style:text-properties fo:color="#0000ff" fo:font-family="'Bitstream Charter'" style:font-family-generic="roman" style:font-pitch="variable" fo:font-size="13pt" fo:language="en" fo:country="US" style:font-family-asian="'DejaVu Sans'" style:font-pitch-asian="variable" style:font-size-asian="13pt" style:font-family-complex="'DejaVu Sans'" style:font-pitch-complex="variable" style:font-size-complex="13pt"/>
    </style:style>
    <style:style style:name="T32" style:family="text">
      <style:text-properties fo:color="#ff0000" fo:font-family="'Bitstream Charter'" style:font-family-generic="roman" style:font-pitch="variable" fo:font-size="13pt" fo:language="en" fo:country="US" style:font-family-asian="'DejaVu Sans'" style:font-pitch-asian="variable" style:font-size-asian="13pt" style:font-family-complex="'DejaVu Sans'" style:font-pitch-complex="variable" style:font-size-complex="13pt"/>
    </style:style>
    <style:style style:name="T33" style:family="text">
      <style:text-properties fo:color="#000000" fo:font-family="'Bitstream Charter'" style:font-family-generic="roman" style:font-pitch="variable" fo:font-size="13pt" fo:language="en" fo:country="US" style:font-family-asian="'DejaVu Sans'" style:font-pitch-asian="variable" style:font-size-asian="13pt" style:font-family-complex="'DejaVu Sans'" style:font-pitch-complex="variable" style:font-size-complex="13pt"/>
    </style:style>
    <style:style style:name="T34" style:family="text">
      <style:text-properties fo:color="#000000" fo:font-family="'Bitstream Charter'" style:font-family-generic="roman" style:font-pitch="variable" fo:font-size="12pt" fo:language="en" fo:country="US" style:font-family-asian="'DejaVu Sans'" style:font-pitch-asian="variable" style:font-size-asian="12pt" style:font-family-complex="'DejaVu Sans'" style:font-pitch-complex="variable" style:font-size-complex="12pt"/>
    </style:style>
    <style:style style:name="T35" style:family="text">
      <style:text-properties fo:color="#0000ff" fo:font-family="'Bitstream Charter'" style:font-family-generic="roman" style:font-pitch="variable" fo:font-size="12pt" fo:language="en" fo:country="US" style:font-family-asian="'DejaVu Sans'" style:font-pitch-asian="variable" style:font-size-asian="12pt" style:font-family-complex="'DejaVu Sans'" style:font-pitch-complex="variable" style:font-size-complex="12pt"/>
    </style:style>
    <style:style style:name="T36" style:family="text">
      <style:text-properties fo:color="#00ae00" fo:font-family="'Bitstream Charter'" style:font-family-generic="roman" style:font-pitch="variable" fo:font-size="12pt" fo:language="en" fo:country="US" style:font-family-asian="'DejaVu Sans'" style:font-pitch-asian="variable" style:font-size-asian="12pt" style:font-family-complex="'DejaVu Sans'" style:font-pitch-complex="variable" style:font-size-complex="12pt"/>
    </style:style>
    <style:style style:name="T37" style:family="text">
      <style:text-properties fo:color="#0000ff" fo:font-family="'Bitstream Charter'" style:font-family-generic="roman" style:font-pitch="variable" fo:font-size="12pt" fo:language="en" fo:country="US" style:font-family-asian="'DejaVu Sans'" style:font-pitch-asian="variable" style:font-size-asian="12pt" style:font-family-complex="'DejaVu Sans'" style:font-pitch-complex="variable" style:font-size-complex="12pt"/>
    </style:style>
    <style:style style:name="T38" style:family="text">
      <style:text-properties fo:color="#000000" fo:font-family="'Bitstream Charter'" style:font-family-generic="roman" style:font-pitch="variable" fo:font-size="12pt" fo:language="en" fo:country="US" style:font-family-asian="'DejaVu Sans'" style:font-pitch-asian="variable" style:font-size-asian="12pt" style:font-family-complex="'DejaVu Sans'" style:font-pitch-complex="variable" style:font-size-complex="12pt"/>
    </style:style>
    <style:style style:name="T39" style:family="text">
      <style:text-properties fo:color="#00ae00" fo:font-family="'Bitstream Charter'" style:font-family-generic="roman" style:font-pitch="variable" fo:font-size="12pt" fo:language="en" fo:country="US" style:font-family-asian="'DejaVu Sans'" style:font-pitch-asian="variable" style:font-size-asian="12pt" style:font-family-complex="'DejaVu Sans'" style:font-pitch-complex="variable" style:font-size-complex="12pt"/>
    </style:style>
    <style:style style:name="T40" style:family="text">
      <style:text-properties fo:color="#ff0000" fo:font-family="'Bitstream Charter'" style:font-family-generic="roman" style:font-pitch="variable" fo:font-size="12pt" fo:language="en" fo:country="US" style:font-family-asian="'DejaVu Sans'" style:font-pitch-asian="variable" style:font-size-asian="12pt" style:font-family-complex="'DejaVu Sans'" style:font-pitch-complex="variable" style:font-size-complex="12pt"/>
    </style:style>
    <style:style style:name="T41" style:family="text">
      <style:text-properties fo:color="#000000" fo:font-family="'Bitstream Charter'" style:font-family-generic="roman" style:font-pitch="variable" fo:font-size="14pt" fo:language="en" fo:country="US" style:text-underline-style="solid" style:text-underline-width="auto" style:text-underline-color="font-color" fo:font-weight="bold" style:font-family-asian="'DejaVu Sans'" style:font-pitch-asian="variable" style:font-size-asian="14pt" style:font-weight-asian="bold" style:font-family-complex="'DejaVu Sans'" style:font-pitch-complex="variable" style:font-size-complex="14pt" style:font-weight-complex="bold"/>
    </style:style>
    <style:style style:name="T42" style:family="text">
      <style:text-properties fo:color="#000000" fo:font-family="'Bitstream Charter'" style:font-family-generic="roman" style:font-pitch="variable" fo:font-size="14pt" fo:language="en" fo:country="US" style:font-family-asian="'DejaVu Sans'" style:font-pitch-asian="variable" style:font-size-asian="14pt" style:font-family-complex="'DejaVu Sans'" style:font-pitch-complex="variable" style:font-size-complex="14pt"/>
    </style:style>
    <style:style style:name="T43" style:family="text">
      <style:text-properties fo:color="#000000" fo:font-family="'URW Chancery L'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">
        <style:list-level-properties text:space-before="0.26cm" text:min-label-width="0.807cm"/>
        <style:text-properties fo:font-family="Wingdings" style:font-pitch="variable" style:font-charset="x-symbol" fo:color="#000099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0.926cm" text:min-label-width="0.538cm"/>
        <style:text-properties fo:font-family="Arial" style:font-family-generic="swiss" style:font-pitch="variable" fo:color="#000099" fo:font-size="11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9966cc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use-date-time-name="dtd1">
        <office:forms form:automatic-focus="false" form:apply-design-mode="false"/>
        <draw:custom-shape draw:style-name="gr1" draw:text-style-name="P2" draw:layer="layout" svg:width="23.143cm" svg:height="2.611cm" svg:x="1.424cm" svg:y="10.089cm">
          <text:list text:style-name="L1">
            <text:list-header>
              <text:p text:style-name="P1"><text:span text:style-name="T1">Example #9 : <text:s/>Hierarchical Override of Parameter Valu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0.795cm" svg:height="3.334cm" svg:x="14.168cm" svg:y="14.446cm">
          <text:list text:style-name="L2">
            <text:list-header>
              <text:p text:style-name="P3"><text:span text:style-name="T2">P V S Phaneendra</text:span></text:p>
            </text:list-header>
            <text:list-item>
              <text:p text:style-name="P3"><text:span text:style-name="T2">CircuitSutra Technologies Pvt. Ltd.</text:span></text:p>
            </text:list-item>
            <text:list-item>
              <text:p text:style-name="P3"><text:span text:style-name="T2">9</text:span><text:span text:style-name="T3">th</text:span><text:span text:style-name="T2"> May, 2011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7.571cm" svg:height="1.406cm" svg:x="9.062cm" svg:y="8.705cm">
          <text:list text:style-name="L1">
            <text:list-header>
              <text:p text:style-name="P1"><text:span text:style-name="T1">OSCI-CCIW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2" draw:text-style-name="P2" draw:layer="layout" svg:width="8.255cm" svg:height="1.27cm" svg:x="10.791cm" svg:y="24.126cm">
            <text:list text:style-name="L3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" presentation:class="page"/>
          <draw:frame presentation:style-name="pr1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4.13cm" svg:height="2.54cm" svg:x="0.657cm" svg:y="0.401cm">
          <text:list text:style-name="L4">
            <text:list-header>
              <text:p text:style-name="P1"><text:span text:style-name="T5">Hierarchical Override of Parameter Valu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765cm" svg:height="10.795cm" svg:x="0.3cm" svg:y="3.572cm">
          <text:list text:style-name="L5">
            <text:list-item>
              <text:p text:style-name="P5"><text:span text:style-name="T6">The objectives of the present example is to demonstrate the following:</text:span></text:p>
            </text:list-item>
          </text:list>
          <text:list text:style-name="L6">
            <text:list-item>
              <text:list>
                <text:list-item>
                  <text:p text:style-name="P6"><text:span text:style-name="T7">Model-to-Model Configuration (UseCase 12)</text:span></text:p>
                </text:list-item>
                <text:list-item>
                  <text:p text:style-name="P6"><text:span text:style-name="T7">Default and Initial Values (UseCase 3)</text:span></text:p>
                </text:list-item>
                <text:list-item>
                  <text:p text:style-name="P6"><text:span text:style-name="T7">Name-based Parameter Access (Requirement 1.3)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2.7cm" svg:height="9.525cm" svg:x="3.175cm" svg:y="1.905cm" draw:page-number="2" presentation:class="page"/>
          <draw:frame presentation:style-name="pr2" draw:layer="layout" svg:width="15.108cm" svg:height="11.3cm" svg:x="1.905cm" svg:y="12.065cm" presentation:class="notes" presentation:placeholder="true">
            <draw:text-box/>
          </draw:frame>
          <draw:custom-shape draw:style-name="gr2" draw:text-style-name="P2" draw:layer="layout" svg:width="8.255cm" svg:height="1.27cm" svg:x="10.791cm" svg:y="24.126cm">
            <text:list text:style-name="L3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6" draw:text-style-name="P8" draw:layer="layout" svg:width="24.13cm" svg:height="2.54cm" svg:x="0.657cm" svg:y="0.401cm">
          <text:list text:style-name="L4">
            <text:list-header>
              <text:p text:style-name="P7"><text:span text:style-name="T5">Legend Dia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24.765cm" svg:height="10.795cm" svg:x="0.3cm" svg:y="3.572cm">
          <text:p/>
          <draw:enhanced-geometry svg:viewBox="0 0 21600 21600" draw:type="mso-spt202" draw:enhanced-path="M 0 0 L 21600 0 21600 21600 0 21600 0 0 Z N"/>
        </draw:custom-shape>
        <draw:frame draw:style-name="standard" draw:layer="layout" svg:width="14.098cm" svg:height="11.786cm" svg:x="5.812cm" svg:y="3.58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0">sc_main()</text:p>
              </table:table-cell>
              <table:table-cell table:style-name="ce2"/>
            </table:table-row>
            <table:table-row table:style-name="ro1">
              <table:table-cell table:style-name="ce1">
                <text:p text:style-name="P10">top_module</text:p>
              </table:table-cell>
              <table:table-cell table:style-name="ce3"/>
            </table:table-row>
            <table:table-row table:style-name="ro1">
              <table:table-cell table:style-name="ce1">
                <text:p text:style-name="P10">router</text:p>
              </table:table-cell>
              <table:table-cell table:style-name="ce4"/>
            </table:table-row>
            <table:table-row table:style-name="ro1">
              <table:table-cell table:style-name="ce1">
                <text:p text:style-name="P10">master</text:p>
              </table:table-cell>
              <table:table-cell table:style-name="ce5"/>
            </table:table-row>
            <table:table-row table:style-name="ro1">
              <table:table-cell table:style-name="ce1">
                <text:p text:style-name="P10">slave</text:p>
              </table:table-cell>
              <table:table-cell table:style-name="ce6"/>
            </table:table-row>
            <table:table-row table:style-name="ro1">
              <table:table-cell table:style-name="ce1">
                <text:p text:style-name="P10">Warning : Setting parameter initial value twice!!</text:p>
              </table:table-cell>
              <table:table-cell table:style-name="ce7"/>
            </table:table-row>
            <table:table-row table:style-name="ro1">
              <table:table-cell table:style-name="ce1">
                <text:p text:style-name="P10">Warning : Setting (locked!!) parameter initial value failed!!</text:p>
              </table:table-cell>
              <table:table-cell table:style-name="ce8"/>
            </table:table-row>
            <table:table-row table:style-name="ro1">
              <table:table-cell table:style-name="ce1">
                <text:p text:style-name="P10">TLM Binding</text:p>
              </table:table-cell>
              <table:table-cell table:style-name="ce9"/>
            </table:table-row>
            <table:table-row table:style-name="ro1">
              <table:table-cell table:style-name="ce1">
                <text:p text:style-name="P10">Lock Initial Values</text:p>
              </table:table-cell>
              <table:table-cell table:style-name="ce10"/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3" draw:layer="layout" svg:width="12.7cm" svg:height="9.525cm" svg:x="3.175cm" svg:y="1.905cm" draw:page-number="3" presentation:class="page"/>
          <draw:frame presentation:style-name="pr2" draw:text-style-name="P11" draw:layer="layout" svg:width="15.108cm" svg:height="11.3cm" svg:x="1.905cm" svg:y="12.065cm" presentation:class="notes" presentation:placeholder="true">
            <draw:text-box/>
          </draw:frame>
          <draw:custom-shape draw:style-name="gr2" draw:text-style-name="P13" draw:layer="layout" svg:width="8.255cm" svg:height="1.27cm" svg:x="10.791cm" svg:y="24.126cm">
            <text:list text:style-name="L3">
              <text:list-header>
                <text:p text:style-name="P12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8" draw:text-style-name="P2" draw:id="id5" draw:layer="layout" svg:width="24.765cm" svg:height="16.51cm" svg:x="0.435cm" svg:y="0.5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id="id21" draw:layer="layout" svg:width="3.598cm" svg:height="1.146cm" svg:x="21.061cm" svg:y="7.154cm">
          <text:list text:style-name="L1">
            <text:list-header>
              <text:p text:style-name="P14"><text:span text:style-name="T8">Slave#n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0" draw:text-style-name="P16" draw:id="id20" draw:layer="layout" svg:x1="22.789cm" svg:y1="6.173cm" svg:x2="22.82cm" svg:y2="6.962cm">
          <text:p/>
        </draw:line>
        <draw:custom-shape draw:style-name="gr11" draw:text-style-name="P2" draw:id="id9" draw:layer="layout" svg:width="9.86cm" svg:height="8.105cm" svg:x="8.555cm" svg:y="2.3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id="id12" draw:layer="layout" svg:width="4.061cm" svg:height="1.133cm" svg:x="2.24cm" svg:y="3.734cm">
          <text:list text:style-name="L1">
            <text:list-header>
              <text:p text:style-name="P14"><text:span text:style-name="T8">Master#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5" draw:id="id14" draw:layer="layout" svg:width="4.061cm" svg:height="1.133cm" svg:x="2.241cm" svg:y="6.135cm">
          <text:list text:style-name="L1">
            <text:list-header>
              <text:p text:style-name="P14"><text:span text:style-name="T8">Master#n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0" draw:text-style-name="P16" draw:id="id13" draw:layer="layout" svg:x1="5.098cm" svg:y1="4.891cm" svg:x2="4.974cm" svg:y2="6.033cm">
          <text:p/>
        </draw:line>
        <draw:custom-shape draw:style-name="gr14" draw:text-style-name="P17" draw:id="id6" draw:layer="layout" svg:width="5.08cm" svg:height="1.481cm" svg:x="1.57cm" svg:y="1.169cm">
          <text:list text:style-name="L1">
            <text:list-header>
              <text:p text:style-name="P14"><text:span text:style-name="T9">Top_Modu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19" draw:id="id17" draw:layer="layout" svg:width="5.614cm" svg:height="1.689cm" svg:x="19.393cm" svg:y="9.111cm">
          <text:list text:style-name="L4">
            <text:list-header>
              <text:p text:style-name="P18"><text:span text:style-name="T4">Slave ID (eoe)</text:span></text:p>
            </text:list-header>
            <text:list-item>
              <text:p text:style-name="P18"><text:span text:style-name="T4">Slave Base Addr (eoe)</text:span></text:p>
            </text:list-item>
            <text:list-item>
              <text:p text:style-name="P18"><text:span text:style-name="T4">Slave Size (mutable)</text:span></text:p>
            </text:list-item>
          </text:list>
          <draw:enhanced-geometry svg:viewBox="0 0 21600 21600" draw:mirror-horizontal="false" draw:mirror-vertical="false" draw:type="line-callout-2" draw:modifiers="8759.25200356189 -12193.1360946746 3119.78628673197 -10109.8224852071 -950.169189670525 7055.1479289940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6" draw:text-style-name="P19" draw:id="id4" draw:layer="layout" svg:width="7.62cm" svg:height="3.81cm" svg:x="0.935cm" svg:y="13cm">
          <text:list text:style-name="L4">
            <text:list-item>
              <text:p text:style-name="P20"><text:span text:style-name="T10">sc_main()</text:span><text:span text:style-name="T4"> will set initial values</text:span><text:span text:style-name="T4"><text:line-break/></text:span><text:span text:style-name="T4">for the </text:span><text:span text:style-name="T11">TOP MODULE</text:span><text:span text:style-name="T4">, max. addressable limit for </text:span><text:span text:style-name="T11">ROUTER, ROUTER TABLE contents</text:span><text:span text:style-name="T12"> before</text:span><text:span text:style-name="T13"> the </text:span><text:span text:style-name="T4">start of construction of any of the</text:span><text:span text:style-name="T4"><text:line-break/></text:span><text:span text:style-name="T4">modules via </text:span><text:span text:style-name="T11">Name-based Look-</text:span><text:span text:style-name="T11"><text:line-break/></text:span><text:span text:style-name="T11">Up Access</text:span><text:span text:style-name="T10">.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draw:id="id1" draw:layer="layout" svg:width="15.715cm" svg:height="0.882cm" svg:x="8.715cm" svg:y="0.688cm">
          <text:list text:style-name="L3">
            <text:list-header>
              <text:p text:style-name="P21"><text:span text:style-name="T14">Binding and Communication in accordance to TLM2.0 standard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id="id25" draw:layer="layout" draw:type="lines" svg:x1="16.572cm" svg:y1="1.57cm" svg:x2="7.545cm" svg:y2="3.892cm" draw:start-shape="id1" draw:start-glue-point="2" draw:end-shape="id2" draw:end-glue-point="0" svg:d="m16572 1570v513l-9027 1222v587">
          <text:p/>
        </draw:connector>
        <draw:frame draw:style-name="standard" draw:id="id23" draw:layer="layout" svg:width="8.157cm" svg:height="5.207cm" svg:x="9.355cm" svg:y="4.53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1">
              <table:table-cell/>
              <table:table-cell/>
              <table:table-cell/>
              <table:table-cell/>
            </table:table-row>
            <table:table-row table:style-name="ro2" table:default-cell-style-name="ce11">
              <table:table-cell/>
              <table:table-cell/>
              <table:table-cell/>
              <table:table-cell/>
            </table:table-row>
            <table:table-row table:style-name="ro2" table:default-cell-style-name="ce12">
              <table:table-cell/>
              <table:table-cell/>
              <table:table-cell/>
              <table:table-cell/>
            </table:table-row>
            <table:table-row table:style-name="ro2" table:default-cell-style-name="ce11">
              <table:table-cell/>
              <table:table-cell/>
              <table:table-cell/>
              <table:table-cell/>
            </table:table-row>
            <table:table-row table:style-name="ro3" table:default-cell-style-name="ce11"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19" draw:text-style-name="P19" draw:id="id11" draw:layer="layout" svg:width="7.075cm" svg:height="2.263cm" svg:x="18.08cm" svg:y="11.107cm">
          <text:list text:style-name="L4">
            <text:list-header>
              <text:p text:style-name="P18"><text:span text:style-name="T4">Number of Masters (eoe)</text:span></text:p>
              <text:p text:style-name="P18"><text:span text:style-name="T4">Number of Slaves (eoe)</text:span></text:p>
              <text:p text:style-name="P18"><text:span text:style-name="T4">Max' Addressable Range (mutable)</text:span></text:p>
            </text:list-header>
          </text:list>
          <draw:enhanced-geometry svg:viewBox="0 0 21600 21600" draw:type="line-callout-2" draw:modifiers="-8794.46014697569 -30472.7915194346 -8794.46014697569 -17659.7173144876 -753.985302430752 5285.5123674911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0" draw:text-style-name="P19" draw:id="id24" draw:layer="layout" svg:width="6.35cm" svg:height="3.034cm" svg:x="18.265cm" svg:y="13.776cm">
          <text:list text:style-name="L4">
            <text:list-header>
              <text:p text:style-name="P18"><text:span text:style-name="T15">ROUTER TABLE CONTENTS</text:span></text:p>
              <text:p text:style-name="P18"><text:span text:style-name="T4"/></text:p>
              <text:p text:style-name="P18"><text:span text:style-name="T4">Filed#1 : <text:s/>Slave#_Index</text:span></text:p>
              <text:p text:style-name="P18"><text:span text:style-name="T4">Field#2 : <text:s/>Slave#_Start_Addrt</text:span></text:p>
              <text:p text:style-name="P18"><text:span text:style-name="T4">Field#3 : <text:s/>Slave#_End_addr</text:span></text:p>
            </text:list-header>
          </text:list>
          <draw:enhanced-geometry svg:viewBox="0 0 21600 21600" draw:type="line-callout-2" draw:modifiers="-25381.9555975437 -61141.8780889621 -5448.46480869155 -7259.30807248764 -843.457723193198 3928.5667215815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onnector draw:style-name="gr18" draw:id="id26" draw:layer="layout" draw:type="lines" svg:x1="16.572cm" svg:y1="1.57cm" svg:x2="19.645cm" svg:y2="3.198cm" draw:end-shape="id3" draw:end-glue-point="0" svg:d="m16572 1570v0l3073 1042v586">
          <text:p/>
        </draw:connector>
        <draw:custom-shape draw:style-name="gr21" draw:text-style-name="P19" draw:id="id8" draw:layer="layout" svg:width="7.62cm" svg:height="5.48cm" svg:x="9.535cm" svg:y="11.33cm">
          <text:list text:style-name="L4">
            <text:list-header>
              <text:p text:style-name="P20"><text:span text:style-name="T11"><text:s text:c="5"/></text:span><text:span text:style-name="T11">TOP MODULE </text:span><text:span text:style-name="T4">will in turn initialize few of the parameters of </text:span><text:span text:style-name="T11">ROUTER and </text:span><text:span text:style-name="T12">fill </text:span><text:span text:style-name="T13">the</text:span><text:span text:style-name="T10"> </text:span><text:span text:style-name="T11">ROUTER TABL</text:span><text:span text:style-name="T10">E </text:span><text:span text:style-name="T12">contents.</text:span></text:p>
            </text:list-header>
            <text:list-item>
              <text:p text:style-name="P20"><text:span text:style-name="T12"><text:s text:c="5"/></text:span><text:span text:style-name="T11">TOP </text:span><text:span text:style-name="T12">MODULE shall </text:span><text:span text:style-name="T13">construct the </text:span><text:span text:style-name="T11">Model Hierarch</text:span><text:span text:style-name="T16">y - </text:span><text:span text:style-name="T13"><text:s/></text:span><text:span text:style-name="T11">MASTER(S) &amp; SLAVE(S)</text:span><text:span text:style-name="T12"> and </text:span><text:span text:style-name="T11">ROUTER, overriding</text:span><text:span text:style-name="T4"> their </text:span><text:span text:style-name="T11">default values</text:span><text:span text:style-name="T4"> wit</text:span><text:span text:style-name="T17">h </text:span><text:span text:style-name="T11">initial values</text:span><text:span text:style-name="T4">, thereby demonstrating </text:span><text:span text:style-name="T11">Model-to-Model Configuration.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draw:id="id18" draw:layer="layout" svg:width="3.598cm" svg:height="1.146cm" svg:x="21.061cm" svg:y="4.854cm">
          <text:list text:style-name="L1">
            <text:list-header>
              <text:p text:style-name="P14"><text:span text:style-name="T8">Slave#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" draw:text-style-name="P15" draw:id="id16" draw:layer="layout" svg:width="3.598cm" svg:height="1.146cm" svg:x="21.061cm" svg:y="3.054cm">
          <text:list text:style-name="L1">
            <text:list-header>
              <text:p text:style-name="P14"><text:span text:style-name="T8">Slave#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24" draw:id="id7" draw:layer="layout" svg:width="8.255cm" svg:height="1.655cm" svg:x="0.5cm" svg:y="10.57cm">
          <text:p text:style-name="P23">Number of Master(s) (immutable)</text:p>
          <text:p text:style-name="P23">Number of Slave(s) (immutable)</text:p>
          <draw:enhanced-geometry svg:viewBox="0 0 21600 21600" draw:type="rectangle" draw:enhanced-path="M 0 0 L 21600 0 21600 21600 0 21600 0 0 Z N"/>
        </draw:custom-shape>
        <draw:custom-shape draw:style-name="gr25" draw:text-style-name="P15" draw:id="id10" draw:layer="layout" svg:width="4.061cm" svg:height="1.133cm" svg:x="11.341cm" svg:y="3.035cm">
          <text:list text:style-name="L1">
            <text:list-header>
              <text:p text:style-name="P14"><text:span text:style-name="T8">Rout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2" draw:id="id2" draw:layer="layout" svg:width="2.964cm" svg:height="0.847cm" svg:x="6.063cm" svg:y="3.892cm">
          <text:p/>
          <draw:enhanced-geometry svg:viewBox="0 0 21600 21600" draw:text-areas="?f5 ?f1 ?f6 ?f3" draw:type="left-right-arrow" draw:modifiers="3086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2" draw:id="id15" draw:layer="layout" svg:width="2.964cm" svg:height="0.847cm" svg:x="6.063cm" svg:y="6.393cm">
          <text:p/>
          <draw:enhanced-geometry svg:viewBox="0 0 21600 21600" draw:text-areas="?f5 ?f1 ?f6 ?f3" draw:type="left-right-arrow" draw:modifiers="3086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2" draw:id="id3" draw:layer="layout" svg:width="2.964cm" svg:height="0.846cm" svg:x="18.163cm" svg:y="3.198cm">
          <text:p/>
          <draw:enhanced-geometry svg:viewBox="0 0 21600 21600" draw:text-areas="?f5 ?f1 ?f6 ?f3" draw:type="left-right-arrow" draw:modifiers="3086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2" draw:id="id19" draw:layer="layout" svg:width="2.964cm" svg:height="0.847cm" svg:x="18.163cm" svg:y="4.991cm">
          <text:p/>
          <draw:enhanced-geometry svg:viewBox="0 0 21600 21600" draw:text-areas="?f5 ?f1 ?f6 ?f3" draw:type="left-right-arrow" draw:modifiers="3086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2" draw:id="id22" draw:layer="layout" svg:width="2.964cm" svg:height="0.847cm" svg:x="18.263cm" svg:y="7.268cm">
          <text:p/>
          <draw:enhanced-geometry svg:viewBox="0 0 21600 21600" draw:text-areas="?f5 ?f1 ?f6 ?f3" draw:type="left-right-arrow" draw:modifiers="3086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7cm" svg:height="9.525cm" svg:x="3.175cm" svg:y="1.905cm" draw:page-number="4" presentation:class="page"/>
          <draw:frame presentation:style-name="pr2" draw:layer="layout" svg:width="15.108cm" svg:height="11.3cm" svg:x="1.905cm" svg:y="12.065cm" presentation:class="notes" presentation:placeholder="true">
            <draw:text-box/>
          </draw:frame>
          <draw:custom-shape draw:style-name="gr2" draw:text-style-name="P2" draw:layer="layout" svg:width="8.255cm" svg:height="1.27cm" svg:x="10.791cm" svg:y="24.126cm">
            <text:list text:style-name="L3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7" draw:text-style-name="P26" draw:id="id28" draw:layer="layout" svg:width="8.255cm" svg:height="3.175cm" svg:x="16.81cm" svg:y="0.335cm">
          <text:list text:style-name="L3">
            <text:list-header>
              <text:p text:style-name="P25"><text:span text:style-name="T18">NOTE</text:span><text:span text:style-name="T19"> : </text:span></text:p>
              <text:p text:style-name="P25"><text:span text:style-name="T20">1. <text:s/>“</text:span><text:span text:style-name="T21">top_module”</text:span><text:span text:style-name="T22"> instantiates the router,</text:span></text:p>
              <text:p text:style-name="P25"><text:span text:style-name="T22"><text:s text:c="5"/></text:span><text:span text:style-name="T22">master(s) and slave(s).</text:span></text:p>
              <text:p text:style-name="P25"><text:span text:style-name="T20">2. <text:s/></text:span><text:span text:style-name="T21">“top_module”</text:span><text:span text:style-name="T22"> binds the above modules</text:span><text:span text:style-name="T22"><text:line-break/></text:span><text:span text:style-name="T22"> <text:s text:c="4"/>using the TLM2.0 standar</text:span><text:span text:style-name="T23">d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8" draw:id="id27" draw:layer="layout" svg:width="6.35cm" svg:height="1.27cm" svg:x="0.706cm" svg:y="0.635cm">
          <text:list text:style-name="L1">
            <text:list-header>
              <text:p text:style-name="P27"><text:span text:style-name="T18">Inside sc_main()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" draw:id="id29" draw:layer="layout" svg:width="15.875cm" svg:height="1.676cm" svg:x="0.335cm" svg:y="2.134cm">
          <text:list text:style-name="L3">
            <text:list-header>
              <text:p text:style-name="P25"><text:span text:style-name="T20">Set number of masters for the</text:span><text:span text:style-name="T22"> </text:span><text:span text:style-name="T24">TOP MODULE</text:span><text:span text:style-name="T19"> </text:span></text:p>
              <text:p text:style-name="P25"><text:span text:style-name="T21">myGlobalBroker-&gt;set_init_value(“top_module_inst.number_of_masters”, "2")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6" draw:id="id30" draw:layer="layout" svg:width="19.35cm" svg:height="1.676cm" svg:x="0.335cm" svg:y="4.132cm">
          <text:list text:style-name="L3">
            <text:list-header>
              <text:p text:style-name="P25"><text:span text:style-name="T24">Re-Set</text:span><text:span text:style-name="T20"> number of masters for the</text:span><text:span text:style-name="T21"> TOP MODULE </text:span><text:span text:style-name="T22">(to illustrate that the last set value is considered)</text:span><text:span text:style-name="T19"> </text:span></text:p>
              <text:p text:style-name="P25"><text:span text:style-name="T21">myGlobalBroker-&gt;set_init_value(“top_module_inst.number_of_masters”, "1")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" draw:id="id31" draw:layer="layout" svg:width="15.875cm" svg:height="1.676cm" svg:x="0.437cm" svg:y="6.235cm">
          <text:list text:style-name="L3">
            <text:list-header>
              <text:p text:style-name="P25"><text:span text:style-name="T20">Set number of slaves for the </text:span><text:span text:style-name="T24">TOP MODULE</text:span><text:span text:style-name="T19"> </text:span></text:p>
              <text:p text:style-name="P25"><text:span text:style-name="T21">myGlobalBroker-&gt;set_init_value(“top_module_inst.number_of_slaves”, "4")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" draw:id="id32" draw:layer="layout" svg:width="18.075cm" svg:height="1.676cm" svg:x="0.34cm" svg:y="8.334cm">
          <text:list text:style-name="L3">
            <text:list-header>
              <text:p text:style-name="P25"><text:span text:style-name="T20">Override the default maximum set addressable limit of the </text:span><text:span text:style-name="T24">ROUTER</text:span></text:p>
              <text:p text:style-name="P25"><text:span text:style-name="T21">myGlobalBroker-&gt;set_init_value(“top_module_inst.RouterInstance.addr_max”, "1024")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6" draw:id="id33" draw:layer="layout" svg:width="19.248cm" svg:height="2.54cm" svg:x="0.437cm" svg:y="10.36cm">
          <text:list text:style-name="L3">
            <text:list-header>
              <text:p text:style-name="P25"><text:span text:style-name="T20">Set and lock </text:span><text:span text:style-name="T24">Router </text:span><text:span text:style-name="T25">Table contents </text:span><text:span text:style-name="T24">initial values </text:span><text:span text:style-name="T25">for </text:span><text:span text:style-name="T24">Slave_1</text:span></text:p>
              <text:p text:style-name="P25"><text:span text:style-name="T21">myGlobalBroker-&gt;set_init_value(“top_module_inst.RouterInstance.r_index_1”, "1");</text:span></text:p>
              <text:p text:style-name="P25"><text:span text:style-name="T21">myGlobalBroker-&gt;lock_init_value(“top_module_inst.RouterInstance.r_addr_start”, “128”);</text:span></text:p>
              <text:p text:style-name="P25"><text:span text:style-name="T26">myGlobalBroker-&gt;lock_init_value(“top_module_inst.RouterInstance.r_addr_end”, “255”)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9" draw:id="id34" draw:layer="layout" svg:width="8.987cm" svg:height="1.773cm" svg:x="0.538cm" svg:y="13.234cm">
          <text:list text:style-name="L8">
            <text:list-header>
              <text:p text:style-name="P27"><text:span text:style-name="T20">Instantiate </text:span><text:span text:style-name="T24">TOP MODULE</text:span><text:span text:style-name="T20"> </text:span></text:p>
              <text:p text:style-name="P27"><text:span text:style-name="T21">top_module top_mod(“top_module_inst”)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9" draw:id="id35" draw:layer="layout" svg:width="10.891cm" svg:height="1.773cm" svg:x="0.539cm" svg:y="15.235cm">
          <text:list text:style-name="L8">
            <text:list-header>
              <text:p text:style-name="P27"><text:span text:style-name="T27">Simualation Starts after construction of the hierarchy</text:span></text:p>
            </text:list-header>
            <text:list-item>
              <text:p text:style-name="P27"><text:span text:style-name="T21">sc_start(1140, SC_NS)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box" presentation:preset-sub-type="out">
                  <anim:set smil:begin="0s" smil:dur="0.001s" smil:fill="hold" smil:targetElement="id27" smil:attributeName="visibility" smil:to="visible"/>
                  <anim:transitionFilter smil:dur="0.5s" smil:fill="hold" smil:targetElement="id27" smil:type="irisWipe" smil:subtype="rectang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peek-in" presentation:preset-sub-type="from-top">
                  <anim:set smil:begin="0s" smil:dur="0.002s" smil:fill="hold" smil:targetElement="id28" smil:attributeName="visibility" smil:to="visible"/>
                  <anim:transitionFilter smil:dur="1s" smil:fill="hold" smil:targetElement="id28" smil:type="slideWipe" smil:subtype="fromTop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peek-in" presentation:preset-sub-type="from-left">
                  <anim:set smil:begin="0s" smil:dur="0.001s" smil:fill="hold" smil:targetElement="id29" smil:attributeName="visibility" smil:to="visible"/>
                  <anim:transitionFilter smil:dur="0.5s" smil:fill="hold" smil:targetElement="id29" smil:type="slideWipe" smil:subtype="fromLeft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peek-in" presentation:preset-sub-type="from-left">
                  <anim:set smil:begin="0s" smil:dur="0.001s" smil:fill="hold" smil:targetElement="id30" smil:attributeName="visibility" smil:to="visible"/>
                  <anim:transitionFilter smil:dur="0.5s" smil:fill="hold" smil:targetElement="id30" smil:type="slideWipe" smil:subtype="fromLeft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peek-in" presentation:preset-sub-type="from-left">
                  <anim:set smil:begin="0s" smil:dur="0.001s" smil:fill="hold" smil:targetElement="id31" smil:attributeName="visibility" smil:to="visible"/>
                  <anim:transitionFilter smil:dur="0.5s" smil:fill="hold" smil:targetElement="id31" smil:type="slideWipe" smil:subtype="fromLeft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peek-in" presentation:preset-sub-type="from-left">
                  <anim:set smil:begin="0s" smil:dur="0.001s" smil:fill="hold" smil:targetElement="id32" smil:attributeName="visibility" smil:to="visible"/>
                  <anim:transitionFilter smil:dur="0.5s" smil:fill="hold" smil:targetElement="id32" smil:type="slideWipe" smil:subtype="fromLeft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peek-in" presentation:preset-sub-type="from-left">
                  <anim:set smil:begin="0s" smil:dur="0.001s" smil:fill="hold" smil:targetElement="id33" smil:attributeName="visibility" smil:to="visible"/>
                  <anim:transitionFilter smil:dur="0.5s" smil:fill="hold" smil:targetElement="id33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34" smil:attributeName="visibility" smil:to="visible"/>
                  <anim:transitionFilter smil:dur="0.5s" smil:targetElement="id34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2s" smil:fill="hold" smil:targetElement="id34" smil:attributeName="fill-color" smil:to="#cccccc" anim:color-interpolation="rgb" anim:color-interpolation-direction="clockwise"/>
                  <anim:set smil:dur="2s" smil:fill="hold" smil:targetElement="id34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7cm" svg:height="9.525cm" svg:x="3.175cm" svg:y="1.905cm" draw:page-number="5" presentation:class="page"/>
          <draw:frame presentation:style-name="pr2" draw:layer="layout" svg:width="15.108cm" svg:height="11.3cm" svg:x="1.905cm" svg:y="12.065cm" presentation:class="notes" presentation:placeholder="true">
            <draw:text-box/>
          </draw:frame>
          <draw:custom-shape draw:style-name="gr2" draw:text-style-name="P2" draw:layer="layout" svg:width="8.255cm" svg:height="1.27cm" svg:x="10.791cm" svg:y="24.126cm">
            <text:list text:style-name="L3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2" draw:text-style-name="P28" draw:id="id36" draw:layer="layout" svg:width="8.819cm" svg:height="1.27cm" svg:x="0.706cm" svg:y="0.635cm">
          <text:list text:style-name="L1">
            <text:list-header>
              <text:p text:style-name="P27"><text:span text:style-name="T18">Within TOP_MODUL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id="id38" draw:layer="layout" svg:width="23.455cm" svg:height="14.31cm" svg:x="0.675cm" svg:y="2.835cm">
          <text:p/>
          <draw:enhanced-geometry svg:viewBox="0 0 21600 21600" draw:path-stretchpoint-x="10800" draw:path-stretchpoint-y="10800" draw:text-areas="?f3 ?f4 ?f5 ?f6" draw:type="round-rectangle" draw:modifiers="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6" draw:id="id40" draw:layer="layout" svg:width="19.68cm" svg:height="2.655cm" svg:x="2.475cm" svg:y="4.233cm">
          <text:list text:style-name="L3">
            <text:list-header>
              <text:p text:style-name="P25"><text:span text:style-name="T20">Set number of masters for the</text:span><text:span text:style-name="T22"> </text:span><text:span text:style-name="T24">ROUTER (RouterTable) and lock them</text:span></text:p>
              <text:p text:style-name="P25"><text:span text:style-name="T21">myGlobalBroker-&gt;set_init_value(“top_module_inst.RouterInstance.r_masters”, n_masters.get());</text:span></text:p>
              <text:p text:style-name="P25"><text:span text:style-name="T21"><text:s text:c="5"/></text:span><text:span text:style-name="T20">Here, </text:span><text:span text:style-name="T24">r_masters</text:span><text:span text:style-name="T20"> = </text:span><text:span text:style-name="T24">1; <text:s text:c="2"/></text:span><text:span text:style-name="T22">(default value overridden)</text:span></text:p>
              <text:p text:style-name="P25"><text:span text:style-name="T21">myGlobalBroker-&gt;lock_init_value(“top_module_inst.RouterInstance.r_masters”)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8" draw:id="id39" draw:layer="layout" svg:width="5.075cm" svg:height="0.917cm" svg:x="1.175cm" svg:y="3.135cm">
          <text:list text:style-name="L1">
            <text:list-header>
              <text:p text:style-name="P27"><text:span text:style-name="T24">Within CONSTRUCTO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6" draw:id="id37" draw:layer="layout" svg:width="7.284cm" svg:height="2.205cm" svg:x="17.679cm" svg:y="0.335cm">
          <text:list text:style-name="L3">
            <text:list-header>
              <text:p text:style-name="P25"><text:span text:style-name="T18">Default Values</text:span><text:span text:style-name="T19"> :</text:span></text:p>
              <text:p text:style-name="P25"><text:span text:style-name="T20">Number of masters : n_masters = 0</text:span></text:p>
              <text:p text:style-name="P25"><text:span text:style-name="T20">Number of slaves : n_slaves = 0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6" draw:id="id41" draw:layer="layout" svg:width="19.68cm" svg:height="2.654cm" svg:x="2.475cm" svg:y="7.232cm">
          <text:list text:style-name="L3">
            <text:list-header>
              <text:p text:style-name="P25"><text:span text:style-name="T20">Set number of slaves for the</text:span><text:span text:style-name="T22"> </text:span><text:span text:style-name="T24">ROUTER (RouterTable) and lock them</text:span></text:p>
              <text:p text:style-name="P25"><text:span text:style-name="T21">myGlobalBroker-&gt;set_init_value(“top_module_inst.RouterInstance.r_slaves”, n_slaves.get());</text:span></text:p>
              <text:p text:style-name="P25"><text:span text:style-name="T21"><text:s text:c="5"/></text:span><text:span text:style-name="T20">Here, </text:span><text:span text:style-name="T24">r_slaves</text:span><text:span text:style-name="T20"> = </text:span><text:span text:style-name="T24">3; <text:s/></text:span><text:span text:style-name="T22">(default value overridden)</text:span></text:p>
              <text:p text:style-name="P25"><text:span text:style-name="T21">myGlobalBroker-&gt;lock_init_value(“top_module_inst.RouterInstance.r_slaves”)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6" draw:id="id42" draw:layer="layout" svg:width="8.89cm" svg:height="1.671cm" svg:x="7.983cm" svg:y="10.2cm">
          <text:list text:style-name="L3">
            <text:list-header>
              <text:p text:style-name="P25"><text:span text:style-name="T20">Instantiate </text:span><text:span text:style-name="T24">ROUTER</text:span><text:span text:style-name="T20"> instance</text:span><text:span text:style-name="T20"><text:line-break/></text:span><text:span text:style-name="T24">router routerInstance(“RouterInstance”)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6" draw:id="id43" draw:layer="layout" svg:width="10.447cm" svg:height="1.671cm" svg:x="0.983cm" svg:y="13.001cm">
          <text:list text:style-name="L3">
            <text:list-header>
              <text:p text:style-name="P25"><text:span text:style-name="T20">Construct </text:span><text:span text:style-name="T24">MASTER(S)</text:span><text:span text:style-name="T24"><text:line-break/></text:span><text:span text:style-name="T24">masterList.push_back(new master(masterName))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6" draw:id="id44" draw:layer="layout" svg:width="10.16cm" svg:height="1.671cm" svg:x="13.668cm" svg:y="13.001cm">
          <text:list text:style-name="L3">
            <text:list-header>
              <text:p text:style-name="P25"><text:span text:style-name="T20">Construct </text:span><text:span text:style-name="T24">SLAVE(S)</text:span><text:span text:style-name="T24"><text:line-break/></text:span><text:span text:style-name="T24">slaveList.push_back(new slave(slaveName))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id="id45" draw:layer="layout" svg:width="19.68cm" svg:height="1.133cm" svg:x="2.676cm" svg:y="11.912cm">
          <text:list text:style-name="L3">
            <text:list-header>
              <text:p text:style-name="P25"><text:span text:style-name="T14">Binding in accordance to TLM2.0 standard via ROUTER 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6" draw:id="id46" draw:layer="layout" svg:width="15.867cm" svg:height="1.47cm" svg:x="0.883cm" svg:y="15.24cm">
          <text:list text:style-name="L3">
            <text:list-item>
              <text:p text:style-name="P25"><text:span text:style-name="T24">Try and </text:span><text:span text:style-name="T24">Set</text:span><text:span text:style-name="T25"> the initial values </text:span><text:span text:style-name="T24">ROUTER TABLE </text:span><text:span text:style-name="T20">contents</text:span></text:p>
            </text:list-item>
            <text:list-item>
              <text:p text:style-name="P25"><text:span text:style-name="T20">Setting </text:span><text:span text:style-name="T24">Slave_1</text:span><text:span text:style-name="T25"> contents will result in generating failed parameter setting warning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box" presentation:preset-sub-type="out">
                  <anim:set smil:begin="0s" smil:dur="0.001s" smil:fill="hold" smil:targetElement="id36" smil:attributeName="visibility" smil:to="visible"/>
                  <anim:transitionFilter smil:dur="0.5s" smil:fill="hold" smil:targetElement="id36" smil:type="irisWipe" smil:subtype="rectangle"/>
                </anim:par>
                <anim:par smil:begin="0s" smil:dur="indefinite" smil:fill="hold" presentation:node-type="with-previous" presentation:preset-class="entrance" presentation:preset-id="ooo-entrance-venetian-blinds" presentation:preset-sub-type="vertical">
                  <anim:set smil:begin="0s" smil:dur="0.004s" smil:fill="hold" smil:targetElement="id37" smil:attributeName="visibility" smil:to="visible"/>
                  <anim:transitionFilter smil:dur="2s" smil:fill="hold" smil:targetElement="id37" smil:type="blindsWipe" smil:subtype="horizontal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box" presentation:preset-sub-type="in">
                  <anim:set smil:begin="0s" smil:dur="0.001s" smil:fill="hold" smil:targetElement="id38" smil:attributeName="visibility" smil:to="visible"/>
                  <anim:transitionFilter smil:dur="0.5s" smil:fill="hold" smil:targetElement="id38" smil:type="irisWipe" smil:subtype="rectangle" smil:direction="rever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peek-in" presentation:preset-sub-type="from-left">
                  <anim:set smil:begin="0s" smil:dur="0.004s" smil:fill="hold" smil:targetElement="id40" smil:attributeName="visibility" smil:to="visible"/>
                  <anim:transitionFilter smil:dur="2s" smil:fill="hold" smil:targetElement="id40" smil:type="slideWipe" smil:subtype="fromLeft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peek-in" presentation:preset-sub-type="from-left">
                  <anim:set smil:begin="0s" smil:dur="0.004s" smil:fill="hold" smil:targetElement="id41" smil:attributeName="visibility" smil:to="visible"/>
                  <anim:transitionFilter smil:dur="2s" smil:fill="hold" smil:targetElement="id41" smil:type="slideWipe" smil:subtype="fromLeft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peek-in" presentation:preset-sub-type="from-left">
                  <anim:set smil:begin="0s" smil:dur="0.001s" smil:fill="hold" smil:targetElement="id42" smil:attributeName="visibility" smil:to="visible"/>
                  <anim:transitionFilter smil:dur="0.5s" smil:fill="hold" smil:targetElement="id42" smil:type="slideWipe" smil:subtype="fromLeft"/>
                </anim:par>
              </anim:par>
              <anim:par smil:begin="0.5s">
                <anim:par smil:begin="0s" smil:dur="indefinite" smil:fill="hold" presentation:node-type="after-previous" presentation:preset-class="entrance" presentation:preset-id="ooo-entrance-peek-in" presentation:preset-sub-type="from-left">
                  <anim:set smil:begin="0s" smil:dur="0.001s" smil:fill="hold" smil:targetElement="id43" smil:attributeName="visibility" smil:to="visible"/>
                  <anim:transitionFilter smil:dur="0.5s" smil:fill="hold" smil:targetElement="id43" smil:type="slideWipe" smil:subtype="fromLeft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peek-in" presentation:preset-sub-type="from-right">
                  <anim:set smil:begin="0s" smil:dur="0.001s" smil:fill="hold" smil:targetElement="id44" smil:attributeName="visibility" smil:to="visible"/>
                  <anim:transitionFilter smil:dur="0.5s" smil:fill="hold" smil:targetElement="id44" smil:type="slideWipe" smil:subtype="fromRight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4s" smil:fill="hold" smil:targetElement="id45" smil:attributeName="visibility" smil:to="visible"/>
                  <anim:animate smil:dur="2s" smil:fill="hold" smil:targetElement="id45" smil:attributeName="x" smil:values="x;x" smil:keyTimes="0;1"/>
                  <anim:animate smil:dur="2s" smil:fill="hold" smil:targetElement="id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607cm" svg:height="9.432cm" svg:x="3.175cm" svg:y="1.905cm" draw:page-number="6" presentation:class="page"/>
          <draw:frame presentation:style-name="pr2" draw:layer="layout" svg:width="15.108cm" svg:height="11.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41" draw:text-style-name="P26" draw:id="id47" draw:layer="layout" svg:width="6.914cm" svg:height="1.27cm" svg:x="0.706cm" svg:y="0.635cm">
          <text:list text:style-name="L3">
            <text:list-header>
              <text:p text:style-name="P25"><text:span text:style-name="T18">Within ROUTE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id="id54" draw:layer="layout" svg:width="10.724cm" svg:height="5.08cm" svg:x="0.706cm" svg:y="10.16cm">
          <text:p/>
          <draw:enhanced-geometry svg:viewBox="0 0 21600 21600" draw:path-stretchpoint-x="10800" draw:path-stretchpoint-y="10800" draw:text-areas="?f3 ?f4 ?f5 ?f6" draw:type="round-rectangle" draw:modifiers="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6" draw:id="id48" draw:layer="layout" svg:width="8.555cm" svg:height="2.84cm" svg:x="16.611cm" svg:y="0.234cm">
          <text:list text:style-name="L3">
            <text:list-header>
              <text:p text:style-name="P25"><text:span text:style-name="T18">Default Values</text:span><text:span text:style-name="T19"> :</text:span></text:p>
              <text:p text:style-name="P25"><text:span text:style-name="T20">Number of masters : r_masters = 0</text:span></text:p>
              <text:p text:style-name="P25"><text:span text:style-name="T20">Number of slaves : r_slaves = 0</text:span></text:p>
              <text:p text:style-name="P25"><text:span text:style-name="T20">Max' Addressable Limit : addr_limit = 64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6" draw:id="id55" draw:layer="layout" svg:width="6.915cm" svg:height="0.913cm" svg:x="1.105cm" svg:y="10.634cm">
          <text:list text:style-name="L3">
            <text:list-header>
              <text:p text:style-name="P25"><text:span text:style-name="T19">Within 'beoe' phas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6" draw:id="id56" draw:layer="layout" svg:width="9.688cm" svg:height="2.54cm" svg:x="1.107cm" svg:y="12.065cm">
          <text:list text:style-name="L3">
            <text:list-header>
              <text:p text:style-name="P25"><text:span text:style-name="T20">Builds the Router Table contents with default set values in case if no initial values were set from the </text:span><text:span text:style-name="T24">top_modul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id="id49" draw:layer="layout" svg:width="12.629cm" svg:height="5.719cm" svg:x="0.706cm" svg:y="2.536cm">
          <text:p/>
          <draw:enhanced-geometry svg:viewBox="0 0 21600 21600" draw:path-stretchpoint-x="10800" draw:path-stretchpoint-y="10800" draw:text-areas="?f3 ?f4 ?f5 ?f6" draw:type="round-rectangle" draw:modifiers="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6" draw:id="id50" draw:layer="layout" svg:width="6.915cm" svg:height="0.913cm" svg:x="1.005cm" svg:y="2.835cm">
          <text:list text:style-name="L3">
            <text:list-header>
              <text:p text:style-name="P25"><text:span text:style-name="T19">Within constructo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6" draw:id="id51" draw:layer="layout" svg:width="11.593cm" svg:height="0.913cm" svg:x="1.107cm" svg:y="4.238cm">
          <text:list text:style-name="L3">
            <text:list-header>
              <text:p text:style-name="P25"><text:span text:style-name="T24">addr_limit =1024 </text:span><text:span text:style-name="T21">(already initialized within sc_main)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6" draw:id="id52" draw:layer="layout" svg:width="11.593cm" svg:height="0.913cm" svg:x="1.107cm" svg:y="5.34cm">
          <text:list text:style-name="L3">
            <text:list-header>
              <text:p text:style-name="P25"><text:span text:style-name="T24">r_masters = 1 </text:span><text:span text:style-name="T21">(already set and locked by TOP_MODULE)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6" draw:id="id53" draw:layer="layout" svg:width="11.593cm" svg:height="0.913cm" svg:x="1.107cm" svg:y="6.641cm">
          <text:list text:style-name="L3">
            <text:list-header>
              <text:p text:style-name="P25"><text:span text:style-name="T24">r_slaves = 4</text:span><text:span text:style-name="T21"> (already set and locked by TOP_MODULE)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1" draw:id="id57" draw:layer="layout" svg:width="2.54cm" svg:height="1.27cm" svg:x="16.378cm" svg:y="12.29cm">
          <text:list text:style-name="L3">
            <text:list-header>
              <text:p text:style-name="P30"><text:span text:style-name="T28">Maste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1" draw:id="id59" draw:layer="layout" svg:width="2.54cm" svg:height="1.27cm" svg:x="21.877cm" svg:y="12.188cm">
          <text:list text:style-name="L3">
            <text:list-header>
              <text:p text:style-name="P30"><text:span text:style-name="T28">Slav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1" draw:id="id58" draw:layer="layout" svg:width="3.81cm" svg:height="1.27cm" svg:x="18.217cm" svg:y="7.589cm">
          <text:list text:style-name="L3">
            <text:list-header>
              <text:p text:style-name="P30"><text:span text:style-name="T28">Route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" draw:id="id60" draw:layer="layout" svg:width="8.255cm" svg:height="1.27cm" svg:x="16.175cm" svg:y="6.213cm">
          <text:list text:style-name="L3">
            <text:list-header>
              <text:p text:style-name="P25"><text:span text:style-name="T18">TLM2 Communica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10" draw:id="id61" draw:layer="layout" draw:type="line" svg:x1="16.973cm" svg:y1="11.805cm" svg:x2="18.438cm" svg:y2="9.158cm" svg:d="m16973 11805 1465-2647">
          <text:p/>
        </draw:connector>
        <draw:connector draw:style-name="gr47" draw:text-style-name="P10" draw:id="id62" draw:layer="layout" draw:type="line" svg:x1="21.977cm" svg:y1="9.237cm" svg:x2="23.693cm" svg:y2="11.849cm" svg:d="m21977 9237 1716 2612">
          <text:p/>
        </draw:connector>
        <draw:connector draw:style-name="gr48" draw:text-style-name="P10" draw:id="id63" draw:layer="layout" draw:type="line" svg:x1="23.009cm" svg:y1="11.743cm" svg:x2="21.663cm" svg:y2="9.546cm" svg:d="m23009 11743-1346-2197">
          <text:p/>
        </draw:connector>
        <draw:connector draw:style-name="gr49" draw:text-style-name="P10" draw:id="id64" draw:layer="layout" draw:type="line" svg:x1="18.683cm" svg:y1="9.565cm" svg:x2="17.461cm" svg:y2="11.846cm" svg:d="m18683 9565-1222 2281">
          <text:p/>
        </draw:connector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box" presentation:preset-sub-type="out">
                  <anim:set smil:begin="0s" smil:dur="0.001s" smil:fill="hold" smil:targetElement="id47" smil:attributeName="visibility" smil:to="visible"/>
                  <anim:transitionFilter smil:dur="0.5s" smil:fill="hold" smil:targetElement="id47" smil:type="irisWipe" smil:subtype="rectang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venetian-blinds" presentation:preset-sub-type="vertical">
                  <anim:set smil:begin="0s" smil:dur="0.004s" smil:fill="hold" smil:targetElement="id48" smil:attributeName="visibility" smil:to="visible"/>
                  <anim:transitionFilter smil:dur="2s" smil:fill="hold" smil:targetElement="id48" smil:type="blindsWipe" smil:subtype="horizontal"/>
                </anim:par>
                <anim:par smil:begin="0s" smil:dur="indefinite" smil:fill="hold" presentation:node-type="with-previous" presentation:preset-class="entrance" presentation:preset-id="ooo-entrance-peek-in" presentation:preset-sub-type="from-left">
                  <anim:set smil:begin="0s" smil:dur="0.002s" smil:fill="hold" smil:targetElement="id49" smil:attributeName="visibility" smil:to="visible"/>
                  <anim:transitionFilter smil:dur="1s" smil:fill="hold" smil:targetElement="id49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box" presentation:preset-sub-type="out">
                  <anim:set smil:begin="0s" smil:dur="0.0005s" smil:fill="hold" smil:targetElement="id50" smil:attributeName="visibility" smil:to="visible"/>
                  <anim:transitionFilter smil:dur="0.25s" smil:targetElement="id50" smil:type="irisWipe" smil:subtype="rectangle"/>
                </anim:par>
              </anim:par>
              <anim:par smil:begin="2s">
                <anim:par smil:begin="0s" smil:dur="indefinite" smil:fill="hold" presentation:node-type="after-previous" presentation:preset-class="entrance" presentation:preset-id="ooo-entrance-peek-in" presentation:preset-sub-type="from-left">
                  <anim:set smil:begin="0s" smil:dur="0.001s" smil:fill="hold" smil:targetElement="id51" smil:attributeName="visibility" smil:to="visible"/>
                  <anim:transitionFilter smil:dur="0.5s" smil:fill="hold" smil:targetElement="id51" smil:type="slideWipe" smil:subtype="fromLeft"/>
                </anim:par>
                <anim:par smil:begin="0s" smil:dur="indefinite" smil:fill="hold" presentation:node-type="with-previous" presentation:preset-class="entrance" presentation:preset-id="ooo-entrance-peek-in" presentation:preset-sub-type="from-left">
                  <anim:set smil:begin="0s" smil:dur="0.001s" smil:fill="hold" smil:targetElement="id52" smil:attributeName="visibility" smil:to="visible"/>
                  <anim:transitionFilter smil:dur="0.5s" smil:fill="hold" smil:targetElement="id52" smil:type="slideWipe" smil:subtype="fromLeft"/>
                </anim:par>
                <anim:par smil:begin="0s" smil:dur="indefinite" smil:fill="hold" presentation:node-type="with-previous" presentation:preset-class="entrance" presentation:preset-id="ooo-entrance-peek-in" presentation:preset-sub-type="from-left">
                  <anim:set smil:begin="0s" smil:dur="0.001s" smil:fill="hold" smil:targetElement="id53" smil:attributeName="visibility" smil:to="visible"/>
                  <anim:transitionFilter smil:dur="0.5s" smil:fill="hold" smil:targetElement="id53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05s" smil:fill="hold" smil:targetElement="id54" smil:attributeName="visibility" smil:to="visible"/>
                  <anim:transitionFilter smil:dur="0.25s" smil:targetElement="id54" smil:type="irisWipe" smil:subtype="rectangle"/>
                </anim:par>
              </anim:par>
              <anim:par smil:begin="1s">
                <anim:par smil:begin="0s" smil:dur="indefinite" smil:fill="hold" presentation:node-type="after-previous" presentation:preset-class="entrance" presentation:preset-id="ooo-entrance-box" presentation:preset-sub-type="out">
                  <anim:set smil:begin="0s" smil:dur="0.001s" smil:fill="hold" smil:targetElement="id55" smil:attributeName="visibility" smil:to="visible"/>
                  <anim:transitionFilter smil:dur="0.5s" smil:fill="hold" smil:targetElement="id55" smil:type="irisWipe" smil:subtype="rectang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peek-in" presentation:preset-sub-type="from-left">
                  <anim:set smil:begin="0s" smil:dur="0.001s" smil:fill="hold" smil:targetElement="id56" smil:attributeName="visibility" smil:to="visible"/>
                  <anim:transitionFilter smil:dur="0.5s" smil:fill="hold" smil:targetElement="id56" smil:type="slideWipe" smil:subtype="fromLeft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dur="indefinite" smil:fill="hold" presentation:node-type="with-previous" presentation:preset-class="entrance" presentation:preset-id="ooo-entrance-box" presentation:preset-sub-type="out">
                  <anim:set smil:begin="0s" smil:dur="0.001s" smil:fill="hold" smil:targetElement="id60" smil:attributeName="visibility" smil:to="visible"/>
                  <anim:transitionFilter smil:dur="0.5s" smil:fill="hold" smil:targetElement="id60" smil:type="irisWipe" smil:subtype="rectangle"/>
                </anim:par>
                <anim:par smil:begin="0s" smil:dur="indefinite" smil:fill="hold" presentation:node-type="with-previous" presentation:preset-class="entrance" presentation:preset-id="ooo-entrance-box" presentation:preset-sub-type="out">
                  <anim:set smil:begin="0s" smil:dur="0.001s" smil:fill="hold" smil:targetElement="id60" smil:attributeName="visibility" smil:to="visible"/>
                  <anim:transitionFilter smil:dur="0.5s" smil:fill="hold" smil:targetElement="id60" smil:type="irisWipe" smil:subtype="rectang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split" presentation:preset-sub-type="vertical-out">
                  <anim:set smil:begin="0s" smil:dur="0.001s" smil:fill="hold" smil:targetElement="id61" smil:attributeName="visibility" smil:to="visible"/>
                  <anim:transitionFilter smil:dur="0.5s" smil:fill="hold" smil:targetElement="id61" smil:type="barnDoorWipe" smil:subtype="vertical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split" presentation:preset-sub-type="vertical-out">
                  <anim:set smil:begin="0s" smil:dur="0.001s" smil:fill="hold" smil:targetElement="id62" smil:attributeName="visibility" smil:to="visible"/>
                  <anim:transitionFilter smil:dur="0.5s" smil:fill="hold" smil:targetElement="id62" smil:type="barnDoorWipe" smil:subtype="vertical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split" presentation:preset-sub-type="vertical-out">
                  <anim:set smil:begin="0s" smil:dur="0.001s" smil:fill="hold" smil:targetElement="id63" smil:attributeName="visibility" smil:to="visible"/>
                  <anim:transitionFilter smil:dur="0.5s" smil:fill="hold" smil:targetElement="id63" smil:type="barnDoorWipe" smil:subtype="vertical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split" presentation:preset-sub-type="vertical-out">
                  <anim:set smil:begin="0s" smil:dur="0.001s" smil:fill="hold" smil:targetElement="id64" smil:attributeName="visibility" smil:to="visible"/>
                  <anim:transitionFilter smil:dur="0.5s" smil:fill="hold" smil:targetElement="id64" smil:type="barnDoorWipe" smil:subtype="vertical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607cm" svg:height="9.432cm" svg:x="3.175cm" svg:y="1.905cm" draw:page-number="7" presentation:class="page"/>
          <draw:frame presentation:style-name="pr2" draw:layer="layout" svg:width="15.108cm" svg:height="11.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724cm" svg:height="1.605cm" svg:x="1.133cm" svg:y="0.401cm">
          <text:list text:style-name="L4">
            <text:list-header>
              <text:p text:style-name="P1"><text:span text:style-name="T5">Setting Environment on Linu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3cm" svg:height="14.468cm" svg:x="0.635cm" svg:y="2.54cm">
          <text:list text:style-name="L5">
            <text:list-item>
              <text:p text:style-name="P32"><text:span text:style-name="T29">Download the CCI set up from the .svn</text:span></text:p>
            </text:list-item>
            <text:list-item>
              <text:p text:style-name="P32"><text:span text:style-name="T29">Set up the necessary system paths within the makefiles</text:span></text:p>
            </text:list-item>
            <text:list-item>
              <text:p text:style-name="P32"><text:span text:style-name="T29">Traverse to </text:span><text:span text:style-name="T30">./examples/ex9_Hierarchical_Override_of_Parameter_Values/</text:span><text:span text:style-name="T29"> sub-directory</text:span></text:p>
            </text:list-item>
            <text:list-item>
              <text:p text:style-name="P32"><text:span text:style-name="T29">Run the following commands (in order) : </text:span><text:span text:style-name="T30">make cleanall; make; make run; make check</text:span></text:p>
            </text:list-item>
            <text:list-item>
              <text:p text:style-name="P32"><text:span text:style-name="T29">Find the expected log file in “</text:span><text:span text:style-name="T30">../reports/”</text:span><text:span text:style-name="T29"> sub-directory</text:span><text:span text:style-name="T30"> </text:span><text:span text:style-name="T29"><text:s/></text:span></text:p>
            </text:list-item>
            <text:list-item>
              <text:p text:style-name="P32"><text:span text:style-name="T29">Read (local)README.txt for further information 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2.696cm" svg:height="9.521cm" svg:x="3.175cm" svg:y="1.905cm" draw:page-number="8" presentation:class="page"/>
          <draw:frame presentation:style-name="pr2" draw:layer="layout" svg:width="15.108cm" svg:height="11.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17.991cm" svg:height="1.407cm" svg:x="3.656cm" svg:y="0.432cm">
          <text:list text:style-name="L4">
            <text:list-header>
              <text:p text:style-name="P1"><text:span text:style-name="T5">Expected Outp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2" draw:layer="layout" svg:width="0.512cm" svg:height="1.455cm" svg:x="4.105cm" svg:y="3.81cm">
          <text:p/>
          <draw:enhanced-geometry svg:viewBox="0 0 21600 21600" draw:type="mso-spt202" draw:enhanced-path="M 0 0 L 21600 0 21600 21600 0 21600 0 0 Z N"/>
        </draw:custom-shape>
        <draw:custom-shape draw:style-name="gr51" draw:text-style-name="P34" draw:layer="layout" svg:width="22.86cm" svg:height="14.736cm" svg:x="1.405cm" svg:y="2.074cm">
          <text:list text:style-name="L9">
            <text:list-header>
              <text:p text:style-name="P33"><text:span text:style-name="T31">[MAIN] : Setting initial value of the number of masters to 2</text:span></text:p>
            </text:list-header>
            <text:list-item>
              <text:p text:style-name="P33"><text:span text:style-name="T31"/></text:p>
            </text:list-item>
            <text:list-item>
              <text:p text:style-name="P33"><text:span text:style-name="T31">[MAIN] : Setting initial value of the number of masters to 1</text:span></text:p>
            </text:list-item>
            <text:list-item>
              <text:p text:style-name="P33"><text:span text:style-name="T31"/></text:p>
            </text:list-item>
            <text:list-item>
              <text:p text:style-name="P33"><text:span text:style-name="T32">Warning: ConfigDatabase: setInitValue: Parameter already exists as implicit parameter. Do not set the initial value twice!</text:span></text:p>
            </text:list-item>
            <text:list-item>
              <text:p text:style-name="P33"><text:span text:style-name="T32">In file: /home/pvs/MyInstallations/greenstarcore/greenstarcore_rev_622/greencontrol_cci_branch/greencontrol/gcnf/plugin/configdatabase.h:226</text:span></text:p>
            </text:list-item>
            <text:list-item>
              <text:p text:style-name="P33"><text:span text:style-name="T32"/></text:p>
            </text:list-item>
            <text:list-item>
              <text:p text:style-name="P33"><text:span text:style-name="T31">[MAIN] : Setting initial value of the number of slaves to 4</text:span></text:p>
            </text:list-item>
            <text:list-item>
              <text:p text:style-name="P33"><text:span text:style-name="T31"/></text:p>
            </text:list-item>
            <text:list-item>
              <text:p text:style-name="P33"><text:span text:style-name="T33">[MAIN] : Set and lock Router Table Slave_1 contents</text:span></text:p>
            </text:list-item>
            <text:list-item>
              <text:p text:style-name="P33"><text:span text:style-name="T33"/></text:p>
            </text:list-item>
            <text:list-item>
              <text:p text:style-name="P33"><text:span text:style-name="T33">[MAIN] : Set and lock Router Table Start Address for Slave_1 to 128</text:span></text:p>
            </text:list-item>
            <text:list-item>
              <text:p text:style-name="P33"><text:span text:style-name="T33"/></text:p>
            </text:list-item>
            <text:list-item>
              <text:p text:style-name="P33"><text:span text:style-name="T33">[MAIN] : Set and lock Router Table End Address for Slave_1 to 25</text:span><text:span text:style-name="T31">5</text:span></text:p>
            </text:list-item>
            <text:list-item>
              <text:p text:style-name="P33"><text:span text:style-name="T31"/></text:p>
            </text:list-item>
            <text:list-item>
              <text:p text:style-name="P33"><text:span text:style-name="T33">[MAIN] : Instantiate top module after setting initial values to top_module, router and slave parameters</text:span></text:p>
            </text:list-item>
            <text:list-item>
              <text:p text:style-name="P33"><text:span text:style-name="T33"/></text:p>
            </text:list-item>
            <text:list-item>
              <text:p text:style-name="P33"><text:span text:style-name="T33">[TOP_MODULE C_TOR] ----- [TOP MODULE CONSTRUCTOR BEGINS HERE] -----</text:span></text:p>
            </text:list-item>
            <text:list-item>
              <text:p text:style-name="P33"><text:span text:style-name="T33"/></text:p>
            </text:list-item>
            <text:list-item>
              <text:p text:style-name="P33"><text:span text:style-name="T31">[TOP_MODULE C_TOR] : <text:s/>Number of masters : 1</text:span></text:p>
            </text:list-item>
            <text:list-item>
              <text:p text:style-name="P33"><text:span text:style-name="T31">[TOP_MODULE C_TOR] : <text:s/>Number of slaves : 4</text:span></text:p>
            </text:list-item>
            <text:list-item>
              <text:p text:style-name="P33"><text:span text:style-name="T31"/></text:p>
            </text:list-item>
            <text:list-item>
              <text:p text:style-name="P33"><text:span text:style-name="T31">[TOP_MODULE C_TOR] : Creating Router : RouterInstanc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2.7cm" svg:height="9.525cm" svg:x="3.175cm" svg:y="1.905cm" draw:page-number="9" presentation:class="page"/>
          <draw:frame presentation:style-name="pr2" draw:layer="layout" svg:width="15.108cm" svg:height="11.3cm" svg:x="1.905cm" svg:y="12.065cm" presentation:class="notes" presentation:placeholder="true">
            <draw:text-box/>
          </draw:frame>
          <draw:custom-shape draw:style-name="gr2" draw:text-style-name="P2" draw:layer="layout" svg:width="8.255cm" svg:height="1.27cm" svg:x="10.791cm" svg:y="24.126cm">
            <text:list text:style-name="L3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17.991cm" svg:height="1.407cm" svg:x="3.656cm" svg:y="0.432cm">
          <text:list text:style-name="L4">
            <text:list-header>
              <text:p text:style-name="P1"><text:span text:style-name="T5">Expected Output (contd.. 1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2" draw:layer="layout" svg:width="0.512cm" svg:height="1.455cm" svg:x="4.105cm" svg:y="3.81cm">
          <text:p/>
          <draw:enhanced-geometry svg:viewBox="0 0 21600 21600" draw:type="mso-spt202" draw:enhanced-path="M 0 0 L 21600 0 21600 21600 0 21600 0 0 Z N"/>
        </draw:custom-shape>
        <draw:custom-shape draw:style-name="gr51" draw:text-style-name="P2" draw:layer="layout" svg:width="20.867cm" svg:height="14.773cm" svg:x="2.491cm" svg:y="2.072cm">
          <text:list text:style-name="L3">
            <text:list-header>
              <text:p text:style-name="P35"><text:span text:style-name="T34">[ROUTER C_TOR] --------- [ROUTER CONSTRUCTOR BEGINS HERE] ----------</text:span></text:p>
            </text:list-header>
            <text:list-item>
              <text:p text:style-name="P35"><text:span text:style-name="T35"/></text:p>
            </text:list-item>
            <text:list-item>
              <text:p text:style-name="P35"><text:span text:style-name="T35">[TOP_MODULE C_TOR] : Creating Master : Master_0</text:span></text:p>
            </text:list-item>
            <text:list-item>
              <text:p text:style-name="P35"><text:span text:style-name="T34"/></text:p>
            </text:list-item>
            <text:list-item>
              <text:p text:style-name="P35"><text:span text:style-name="T34">[Master_0 C_TOR] --------- [MASTER CONSTRUCTOR BEGINS HERE] ----------</text:span></text:p>
            </text:list-item>
            <text:list-item>
              <text:p text:style-name="P35"><text:span text:style-name="T34"/></text:p>
            </text:list-item>
            <text:list-item>
              <text:p text:style-name="P35"><text:span text:style-name="T36">[TOP MODULE C_TOR] : Binding Router_Initiator to Master_0</text:span></text:p>
            </text:list-item>
            <text:list-item>
              <text:p text:style-name="P35"><text:span text:style-name="T35"/></text:p>
            </text:list-item>
            <text:list-item>
              <text:p text:style-name="P35"><text:span text:style-name="T35">[TOP_MODULE C_TOR] : Creating Slave : Slave_0</text:span></text:p>
            </text:list-item>
            <text:list-item>
              <text:p text:style-name="P35"><text:span text:style-name="T34"/></text:p>
            </text:list-item>
            <text:list-item>
              <text:p text:style-name="P35"><text:span text:style-name="T34">[Slave_0 C_TOR] --------- [SLAVE CONSTRUCTOR BEGINS HERE] ----------</text:span></text:p>
            </text:list-item>
            <text:list-item>
              <text:p text:style-name="P35"><text:span text:style-name="T34">[Slave_0 C_TOR] : Base Address : 0</text:span></text:p>
            </text:list-item>
            <text:list-item>
              <text:p text:style-name="P35"><text:span text:style-name="T34"/></text:p>
            </text:list-item>
            <text:list-item>
              <text:p text:style-name="P35"><text:span text:style-name="T36">[TOP MODULE C_TOR] : Binding Router_Initiator to Slave_0</text:span></text:p>
            </text:list-item>
            <text:list-item>
              <text:p text:style-name="P35"><text:span text:style-name="T35"/></text:p>
            </text:list-item>
            <text:list-item>
              <text:p text:style-name="P35"><text:span text:style-name="T35">[TOP_MODULE C_TOR] : Creating Slave : Slave_1</text:span></text:p>
            </text:list-item>
            <text:list-item>
              <text:p text:style-name="P35"><text:span text:style-name="T34"/></text:p>
            </text:list-item>
            <text:list-item>
              <text:p text:style-name="P35"><text:span text:style-name="T34">[Slave_1 C_TOR] --------- [SLAVE CONSTRUCTOR BEGINS HERE] ----------</text:span></text:p>
            </text:list-item>
            <text:list-item>
              <text:p text:style-name="P35"><text:span text:style-name="T34">[Slave_1 C_TOR] : Base Address : 0</text:span></text:p>
            </text:list-item>
            <text:list-item>
              <text:p text:style-name="P35"><text:span text:style-name="T34"/></text:p>
            </text:list-item>
            <text:list-item>
              <text:p text:style-name="P35"><text:span text:style-name="T36">[TOP MODULE C_TOR] : Binding Router_Initiator to Slave_1</text:span></text:p>
            </text:list-item>
            <text:list-item>
              <text:p text:style-name="P35"><text:span text:style-name="T35"/></text:p>
            </text:list-item>
            <text:list-item>
              <text:p text:style-name="P35"><text:span text:style-name="T35">[TOP_MODULE C_TOR] : Creating Slave : Slave_2</text:span></text:p>
            </text:list-item>
            <text:list-item>
              <text:p text:style-name="P35"><text:span text:style-name="T34"/></text:p>
            </text:list-item>
            <text:list-item>
              <text:p text:style-name="P35"><text:span text:style-name="T34">[Slave_2 C_TOR] --------- [SLAVE CONSTRUCTOR BEGINS HERE] ----------</text:span></text:p>
            </text:list-item>
            <text:list-item>
              <text:p text:style-name="P35"><text:span text:style-name="T34">[Slave_2 C_TOR] : Base Address : 0</text:span></text:p>
            </text:list-item>
            <text:list-item>
              <text:p text:style-name="P35"><text:span text:style-name="T36"/></text:p>
            </text:list-item>
            <text:list-item>
              <text:p text:style-name="P35"><text:span text:style-name="T36">[TOP MODULE C_TOR] : Binding Router_Initiator to Slave_2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2.7cm" svg:height="9.525cm" svg:x="3.175cm" svg:y="1.905cm" draw:page-number="10" presentation:class="page"/>
          <draw:frame presentation:style-name="pr2" draw:layer="layout" svg:width="15.108cm" svg:height="11.3cm" svg:x="1.905cm" svg:y="12.065cm" presentation:class="notes" presentation:placeholder="true">
            <draw:text-box/>
          </draw:frame>
          <draw:custom-shape draw:style-name="gr2" draw:text-style-name="P2" draw:layer="layout" svg:width="8.255cm" svg:height="1.27cm" svg:x="10.791cm" svg:y="24.126cm">
            <text:list text:style-name="L3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17.991cm" svg:height="1.407cm" svg:x="3.656cm" svg:y="0.432cm">
          <text:list text:style-name="L4">
            <text:list-header>
              <text:p text:style-name="P1"><text:span text:style-name="T5">Expected Output (contd.. 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2" draw:layer="layout" svg:width="0.512cm" svg:height="1.455cm" svg:x="4.105cm" svg:y="3.81cm">
          <text:p/>
          <draw:enhanced-geometry svg:viewBox="0 0 21600 21600" draw:type="mso-spt202" draw:enhanced-path="M 0 0 L 21600 0 21600 21600 0 21600 0 0 Z N"/>
        </draw:custom-shape>
        <draw:custom-shape draw:style-name="gr51" draw:text-style-name="P2" draw:layer="layout" svg:width="24.13cm" svg:height="15.24cm" svg:x="0.635cm" svg:y="1.905cm">
          <text:list text:style-name="L3">
            <text:list-item>
              <text:p text:style-name="P35"><text:span text:style-name="T37">[TOP_MODULE C_TOR] : Creating Slave : Slave_3</text:span></text:p>
            </text:list-item>
            <text:list-item>
              <text:p text:style-name="P35"><text:span text:style-name="T38"/></text:p>
            </text:list-item>
            <text:list-item>
              <text:p text:style-name="P35"><text:span text:style-name="T38">[Slave_3 C_TOR] --------- [SLAVE CONSTRUCTOR BEGINS HERE] ----------</text:span></text:p>
            </text:list-item>
            <text:list-item>
              <text:p text:style-name="P35"><text:span text:style-name="T38">[Slave_3 C_TOR] : Base Address : 0</text:span></text:p>
            </text:list-item>
            <text:list-item>
              <text:p text:style-name="P35"><text:span text:style-name="T39"/></text:p>
            </text:list-item>
            <text:list-item>
              <text:p text:style-name="P35"><text:span text:style-name="T39">[TOP MODULE C_TOR] : Binding Router_Initiator to Slave_3</text:span></text:p>
            </text:list-item>
            <text:list-item>
              <text:p text:style-name="P35"><text:span text:style-name="T38"/></text:p>
            </text:list-item>
            <text:list-item>
              <text:p text:style-name="P35"><text:span text:style-name="T38">[TOP_MODULE C_TOR] : Re-setting fields of Slave_0</text:span></text:p>
            </text:list-item>
            <text:list-item>
              <text:p text:style-name="P35"><text:span text:style-name="T38"/></text:p>
            </text:list-item>
            <text:list-item>
              <text:p text:style-name="P35"><text:span text:style-name="T38">[TOP_MODULE C_TOR] : Re-setting start addr of Slave_0</text:span></text:p>
            </text:list-item>
            <text:list-item>
              <text:p text:style-name="P35"><text:span text:style-name="T38"/></text:p>
            </text:list-item>
            <text:list-item>
              <text:p text:style-name="P35"><text:span text:style-name="T38">[TOP_MODULE C_TOR] : Re-setting end addr of Slave_0</text:span></text:p>
            </text:list-item>
            <text:list-item>
              <text:p text:style-name="P35"><text:span text:style-name="T38"/></text:p>
            </text:list-item>
            <text:list-item>
              <text:p text:style-name="P35"><text:span text:style-name="T38">[TOP_MODULE C_TOR] : Re-setting fields of Slave_1</text:span></text:p>
            </text:list-item>
            <text:list-item>
              <text:p text:style-name="P35"><text:span text:style-name="T39"/></text:p>
            </text:list-item>
            <text:list-item>
              <text:p text:style-name="P35"><text:span text:style-name="T40">Warning: DEFAULT_BROKER_0: setInitValue: ... setting failed because init value is locked!</text:span></text:p>
            </text:list-item>
            <text:list-item>
              <text:p text:style-name="P35"><text:span text:style-name="T40">In file: /home/pvs/MyInstallations/greenstarcore/greenstarcore_rev_622/greencontrol_cci_branch/greencontrol/gcnf/apis/GCnf_Api/GCnf_Api_t.h:519</text:span></text:p>
            </text:list-item>
            <text:list-item>
              <text:p text:style-name="P35"><text:span text:style-name="T40"/></text:p>
            </text:list-item>
            <text:list-item>
              <text:p text:style-name="P35"><text:span text:style-name="T37">[TOP_MODULE C_TOR] : Re-setting start addr of Slave_1</text:span></text:p>
            </text:list-item>
            <text:list-item>
              <text:p text:style-name="P35"><text:span text:style-name="T37"/></text:p>
            </text:list-item>
            <text:list-item>
              <text:p text:style-name="P35"><text:span text:style-name="T40">Warning: DEFAULT_BROKER_0: setInitValue: ... setting failed because init value is locked!</text:span></text:p>
            </text:list-item>
            <text:list-item>
              <text:p text:style-name="P35"><text:span text:style-name="T40">In file: /home/pvs/MyInstallations/greenstarcore/greenstarcore_rev_622/greencontrol_cci_branch/greencontrol/gcnf/apis/GCnf_Api/GCnf_Api_t.h:519</text:span></text:p>
            </text:list-item>
            <text:list-item>
              <text:p text:style-name="P35"><text:span text:style-name="T40"/></text:p>
            </text:list-item>
            <text:list-item>
              <text:p text:style-name="P35"><text:span text:style-name="T37">[TOP_MODULE C_TOR] : Re-setting end addr of Slave_1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2.7cm" svg:height="9.525cm" svg:x="3.175cm" svg:y="1.905cm" draw:page-number="11" presentation:class="page"/>
          <draw:frame presentation:style-name="pr2" draw:layer="layout" svg:width="15.108cm" svg:height="11.3cm" svg:x="1.905cm" svg:y="12.065cm" presentation:class="notes" presentation:placeholder="true">
            <draw:text-box/>
          </draw:frame>
          <draw:custom-shape draw:style-name="gr2" draw:text-style-name="P2" draw:layer="layout" svg:width="8.255cm" svg:height="1.27cm" svg:x="10.791cm" svg:y="24.126cm">
            <text:list text:style-name="L3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52" draw:text-style-name="P8" draw:layer="layout" svg:width="17.991cm" svg:height="1.407cm" svg:x="3.656cm" svg:y="0.432cm">
          <text:list text:style-name="L4">
            <text:list-header>
              <text:p text:style-name="P7"><text:span text:style-name="T5">Expected Output (contd.. 3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2" draw:layer="layout" svg:width="0.512cm" svg:height="1.455cm" svg:x="4.105cm" svg:y="3.81cm">
          <text:p/>
          <draw:enhanced-geometry svg:viewBox="0 0 21600 21600" draw:type="mso-spt202" draw:enhanced-path="M 0 0 L 21600 0 21600 21600 0 21600 0 0 Z N"/>
        </draw:custom-shape>
        <draw:custom-shape draw:style-name="gr51" draw:text-style-name="P36" draw:layer="layout" svg:width="24.13cm" svg:height="15.24cm" svg:x="0.635cm" svg:y="1.905cm">
          <text:p/>
          <draw:enhanced-geometry svg:viewBox="0 0 21600 21600" draw:type="mso-spt202" draw:enhanced-path="M 0 0 L 21600 0 21600 21600 0 21600 0 0 Z N"/>
        </draw:custom-shape>
        <draw:custom-shape draw:style-name="gr51" draw:text-style-name="P29" draw:layer="layout" svg:width="19.79cm" svg:height="14.505cm" svg:x="3.635cm" svg:y="2.005cm">
          <text:list text:style-name="L3">
            <text:list-item>
              <text:p text:style-name="P37"><text:span text:style-name="T38">[TOP_MODULE C_TOR] : Re-setting fields of Slave_2</text:span></text:p>
            </text:list-item>
            <text:list-item>
              <text:p text:style-name="P37"><text:span text:style-name="T38"/></text:p>
            </text:list-item>
            <text:list-item>
              <text:p text:style-name="P37"><text:span text:style-name="T38">[TOP_MODULE C_TOR] : Re-setting start addr of Slave_2</text:span></text:p>
            </text:list-item>
            <text:list-item>
              <text:p text:style-name="P37"><text:span text:style-name="T38"/></text:p>
            </text:list-item>
            <text:list-item>
              <text:p text:style-name="P37"><text:span text:style-name="T38">[TOP_MODULE C_TOR] : Re-setting end addr of Slave_2</text:span></text:p>
            </text:list-item>
            <text:list-item>
              <text:p text:style-name="P37"><text:span text:style-name="T38"/></text:p>
            </text:list-item>
            <text:list-item>
              <text:p text:style-name="P37"><text:span text:style-name="T38">[TOP_MODULE C_TOR] : Re-setting fields of Slave_3</text:span></text:p>
            </text:list-item>
            <text:list-item>
              <text:p text:style-name="P37"><text:span text:style-name="T38"/></text:p>
            </text:list-item>
            <text:list-item>
              <text:p text:style-name="P37"><text:span text:style-name="T38">[TOP_MODULE C_TOR] : Re-setting start addr of Slave_3</text:span></text:p>
            </text:list-item>
            <text:list-item>
              <text:p text:style-name="P37"><text:span text:style-name="T38"/></text:p>
            </text:list-item>
            <text:list-item>
              <text:p text:style-name="P37"><text:span text:style-name="T38">[TOP_MODULE C_TOR] : Re-setting end addr of Slave_3</text:span></text:p>
            </text:list-item>
            <text:list-item>
              <text:p text:style-name="P37"><text:span text:style-name="T39"/></text:p>
            </text:list-item>
            <text:list-item>
              <text:p text:style-name="P37"><text:span text:style-name="T39">[ROUTER in beoe] : Number of master(s) : 1</text:span></text:p>
            </text:list-item>
            <text:list-item>
              <text:p text:style-name="P37"><text:span text:style-name="T39">[ROUTER in beoe] : Number of slave(s) : 4</text:span></text:p>
            </text:list-item>
            <text:list-item>
              <text:p text:style-name="P37"><text:span text:style-name="T39">[ROUTER in beoe] : Maximum Addressable Limit of the router : 1024</text:span></text:p>
            </text:list-item>
            <text:list-item>
              <text:p text:style-name="P37"><text:span text:style-name="T38"/></text:p>
            </text:list-item>
            <text:list-item>
              <text:p text:style-name="P37"><text:span text:style-name="T38"><text:tab/></text:span><text:span text:style-name="T37">============ ROUTER TABLE INFORMATION ==============</text:span></text:p>
            </text:list-item>
            <text:list-item>
              <text:p text:style-name="P37"><text:span text:style-name="T37"><text:tab/></text:span><text:span text:style-name="T37">-----------------------------------------------------------------------------------------------------------------</text:span></text:p>
            </text:list-item>
            <text:list-item>
              <text:p text:style-name="P37"><text:span text:style-name="T37"><text:tab/></text:span><text:span text:style-name="T37">|</text:span><text:span text:style-name="T37"><text:tab/></text:span><text:span text:style-name="T37">Slave_ID</text:span><text:span text:style-name="T37"><text:tab/></text:span><text:span text:style-name="T37">|</text:span><text:span text:style-name="T37"><text:tab/></text:span><text:span text:style-name="T37">Start Address</text:span><text:span text:style-name="T37"><text:tab/></text:span><text:span text:style-name="T37">|</text:span><text:span text:style-name="T37"><text:tab/></text:span><text:span text:style-name="T37">End Address</text:span><text:span text:style-name="T37"><text:tab/></text:span><text:span text:style-name="T37">|</text:span><text:span text:style-name="T37"><text:tab/></text:span><text:span text:style-name="T37">Base Address</text:span><text:span text:style-name="T37"><text:tab/></text:span><text:span text:style-name="T37">|</text:span></text:p>
            </text:list-item>
            <text:list-item>
              <text:p text:style-name="P37"><text:span text:style-name="T37"><text:tab/></text:span><text:span text:style-name="T37">-----------------------------------------------------------------------------------------------------------------</text:span></text:p>
            </text:list-item>
            <text:list-item>
              <text:p text:style-name="P37"><text:span text:style-name="T37"><text:tab/></text:span><text:span text:style-name="T37">|</text:span><text:span text:style-name="T37"><text:tab/></text:span><text:span text:style-name="T37">0</text:span><text:span text:style-name="T37"><text:tab/></text:span><text:span text:style-name="T37"><text:tab/></text:span><text:span text:style-name="T37">|</text:span><text:span text:style-name="T37"><text:tab/></text:span><text:span text:style-name="T37">0</text:span><text:span text:style-name="T37"><text:tab/></text:span><text:span text:style-name="T37"><text:tab/></text:span><text:span text:style-name="T37">|</text:span><text:span text:style-name="T37"><text:tab/></text:span><text:span text:style-name="T37">127</text:span><text:span text:style-name="T37"><text:tab/></text:span><text:span text:style-name="T37"><text:tab/></text:span><text:span text:style-name="T37">|</text:span><text:span text:style-name="T37"><text:tab/></text:span><text:span text:style-name="T37">0</text:span><text:span text:style-name="T37"><text:tab/></text:span><text:span text:style-name="T37"><text:tab/></text:span><text:span text:style-name="T37">|</text:span></text:p>
            </text:list-item>
            <text:list-item>
              <text:p text:style-name="P37"><text:span text:style-name="T37"><text:tab/></text:span><text:span text:style-name="T37">------------------------------------------------------------------------------------------------------------------</text:span></text:p>
            </text:list-item>
            <text:list-item>
              <text:p text:style-name="P37"><text:span text:style-name="T37"><text:tab/></text:span><text:span text:style-name="T37">|</text:span><text:span text:style-name="T37"><text:tab/></text:span><text:span text:style-name="T37">1</text:span><text:span text:style-name="T37"><text:tab/></text:span><text:span text:style-name="T37"><text:tab/></text:span><text:span text:style-name="T37">|</text:span><text:span text:style-name="T37"><text:tab/></text:span><text:span text:style-name="T37">128</text:span><text:span text:style-name="T37"><text:tab/></text:span><text:span text:style-name="T37"><text:tab/></text:span><text:span text:style-name="T37">|</text:span><text:span text:style-name="T37"><text:tab/></text:span><text:span text:style-name="T37">255</text:span><text:span text:style-name="T37"><text:tab/></text:span><text:span text:style-name="T37"><text:tab/></text:span><text:span text:style-name="T37">|</text:span><text:span text:style-name="T37"><text:tab/></text:span><text:span text:style-name="T37">128</text:span><text:span text:style-name="T37"><text:tab/></text:span><text:span text:style-name="T37"><text:tab/></text:span><text:span text:style-name="T37">|</text:span></text:p>
            </text:list-item>
            <text:list-item>
              <text:p text:style-name="P37"><text:span text:style-name="T37"><text:tab/></text:span><text:span text:style-name="T37">-----------------------------------------------------------------------------------------------------------------</text:span></text:p>
            </text:list-item>
            <text:list-item>
              <text:p text:style-name="P37"><text:span text:style-name="T37"><text:tab/></text:span><text:span text:style-name="T37">|</text:span><text:span text:style-name="T37"><text:tab/></text:span><text:span text:style-name="T37">2</text:span><text:span text:style-name="T37"><text:tab/></text:span><text:span text:style-name="T37"><text:tab/></text:span><text:span text:style-name="T37">|</text:span><text:span text:style-name="T37"><text:tab/></text:span><text:span text:style-name="T37">256</text:span><text:span text:style-name="T37"><text:tab/></text:span><text:span text:style-name="T37"><text:tab/></text:span><text:span text:style-name="T37">|</text:span><text:span text:style-name="T37"><text:tab/></text:span><text:span text:style-name="T37">383</text:span><text:span text:style-name="T37"><text:tab/></text:span><text:span text:style-name="T37"><text:tab/></text:span><text:span text:style-name="T37">|</text:span><text:span text:style-name="T37"><text:tab/></text:span><text:span text:style-name="T37">256</text:span><text:span text:style-name="T37"><text:tab/></text:span><text:span text:style-name="T37"><text:tab/></text:span><text:span text:style-name="T37">|</text:span></text:p>
            </text:list-item>
            <text:list-item>
              <text:p text:style-name="P37"><text:span text:style-name="T37"><text:tab/></text:span><text:span text:style-name="T37">-----------------------------------------------------------------------------------------------------------------</text:span></text:p>
            </text:list-item>
            <text:list-item>
              <text:p text:style-name="P37"><text:span text:style-name="T37"><text:tab/></text:span><text:span text:style-name="T37">|</text:span><text:span text:style-name="T37"><text:tab/></text:span><text:span text:style-name="T37">3</text:span><text:span text:style-name="T37"><text:tab/></text:span><text:span text:style-name="T37"><text:tab/></text:span><text:span text:style-name="T37">|</text:span><text:span text:style-name="T37"><text:tab/></text:span><text:span text:style-name="T37">384</text:span><text:span text:style-name="T37"><text:tab/></text:span><text:span text:style-name="T37"><text:tab/></text:span><text:span text:style-name="T37">|</text:span><text:span text:style-name="T37"><text:tab/></text:span><text:span text:style-name="T37">511</text:span><text:span text:style-name="T37"><text:tab/></text:span><text:span text:style-name="T37"><text:tab/></text:span><text:span text:style-name="T37">|</text:span><text:span text:style-name="T37"><text:tab/></text:span><text:span text:style-name="T37">384</text:span><text:span text:style-name="T37"><text:tab/></text:span><text:span text:style-name="T37"><text:tab/></text:span><text:span text:style-name="T37">|</text:span></text:p>
            </text:list-item>
            <text:list-item>
              <text:p text:style-name="P37"><text:span text:style-name="T37"><text:tab/></text:span><text:span text:style-name="T37">-----------------------------------------------------------------------------------------------------------------</text:span></text:p>
            </text:list-item>
            <text:list-item>
              <text:p text:style-name="P37"><text:span text:style-name="T37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2.7cm" svg:height="9.525cm" svg:x="3.175cm" svg:y="1.905cm" draw:page-number="12" presentation:class="page"/>
          <draw:frame presentation:style-name="pr2" draw:text-style-name="P11" draw:layer="layout" svg:width="15.108cm" svg:height="11.3cm" svg:x="1.905cm" svg:y="12.065cm" presentation:class="notes" presentation:placeholder="true">
            <draw:text-box/>
          </draw:frame>
          <draw:custom-shape draw:style-name="gr2" draw:text-style-name="P13" draw:layer="layout" svg:width="8.255cm" svg:height="1.27cm" svg:x="10.791cm" svg:y="24.126cm">
            <text:list text:style-name="L3">
              <text:list-header>
                <text:p text:style-name="P12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53" draw:text-style-name="P8" draw:layer="layout" svg:width="17.991cm" svg:height="1.407cm" svg:x="3.656cm" svg:y="0.432cm">
          <text:list text:style-name="L4">
            <text:list-header>
              <text:p text:style-name="P7"><text:span text:style-name="T5">Expected Output (contd.. 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2" draw:layer="layout" svg:width="0.512cm" svg:height="1.455cm" svg:x="4.105cm" svg:y="3.81cm">
          <text:p/>
          <draw:enhanced-geometry svg:viewBox="0 0 21600 21600" draw:type="mso-spt202" draw:enhanced-path="M 0 0 L 21600 0 21600 21600 0 21600 0 0 Z N"/>
        </draw:custom-shape>
        <draw:custom-shape draw:style-name="gr51" draw:text-style-name="P40" draw:layer="layout" svg:width="24.13cm" svg:height="15.24cm" svg:x="0.635cm" svg:y="1.905cm">
          <text:list text:style-name="L3">
            <text:list-item>
              <text:p text:style-name="P38"><text:span text:style-name="T41">Just to illustrate that the master(s) and slave(s) are able to communicate to each-other via the router using TLM2</text:span></text:p>
            </text:list-item>
            <text:list-item>
              <text:p text:style-name="P39"><text:span text:style-name="T42"/></text:p>
            </text:list-item>
            <text:list-item>
              <text:p text:style-name="P39"><text:span text:style-name="T42">[Initiators Message]=&gt;At address 7c sending transaction with command= Read <text:s/>at time 276 ns</text:span></text:p>
            </text:list-item>
            <text:list-item>
              <text:p text:style-name="P39"><text:span text:style-name="T42"/></text:p>
            </text:list-item>
            <text:list-item>
              <text:p text:style-name="P39"><text:span text:style-name="T42">[Router in 'b_transport' layer]</text:span></text:p>
            </text:list-item>
            <text:list-item>
              <text:p text:style-name="P39"><text:span text:style-name="T42">Address <text:s text:c="6"/>= 7c</text:span></text:p>
            </text:list-item>
            <text:list-item>
              <text:p text:style-name="P39"><text:span text:style-name="T42">Index <text:s text:c="8"/>= 0</text:span></text:p>
            </text:list-item>
            <text:list-item>
              <text:p text:style-name="P39"><text:span text:style-name="T42">Start addres <text:s/>= 0</text:span></text:p>
            </text:list-item>
            <text:list-item>
              <text:p text:style-name="P39"><text:span text:style-name="T42">End <text:s text:c="2"/>Address = 7f</text:span></text:p>
            </text:list-item>
            <text:list-item>
              <text:p text:style-name="P39"><text:span text:style-name="T42">[SLAVE] : adr ---- 7c</text:span></text:p>
            </text:list-item>
            <text:list-item>
              <text:p text:style-name="P39"><text:span text:style-name="T42">[SLAVE] : base addr ---- 0</text:span></text:p>
            </text:list-item>
            <text:list-item>
              <text:p text:style-name="P39"><text:span text:style-name="T42">[Initiators Message]=&gt;At address 7c received response of Read transaction <text:s/>data aabbccfd at time 281 ns</text:span></text:p>
            </text:list-item>
            <text:list-item>
              <text:p text:style-name="P39"><text:span text:style-name="T42">---------------------------------------------------------------------</text:span></text:p>
            </text:list-item>
            <text:list-item>
              <text:p text:style-name="P39"><text:span text:style-name="T42">[Initiators Message]=&gt;At address 80 sending transaction with command= Read <text:s/>at time 286 ns</text:span></text:p>
            </text:list-item>
            <text:list-item>
              <text:p text:style-name="P39"><text:span text:style-name="T42"/></text:p>
            </text:list-item>
            <text:list-item>
              <text:p text:style-name="P39"><text:span text:style-name="T42">[Router in 'b_transport' layer]</text:span></text:p>
            </text:list-item>
            <text:list-item>
              <text:p text:style-name="P39"><text:span text:style-name="T42">Address <text:s text:c="6"/>= 80</text:span></text:p>
            </text:list-item>
            <text:list-item>
              <text:p text:style-name="P39"><text:span text:style-name="T42">Index <text:s text:c="8"/>= 1</text:span></text:p>
            </text:list-item>
            <text:list-item>
              <text:p text:style-name="P39"><text:span text:style-name="T42">Start addres <text:s/>= 80</text:span></text:p>
            </text:list-item>
            <text:list-item>
              <text:p text:style-name="P39"><text:span text:style-name="T42">End <text:s text:c="2"/>Address = ff</text:span></text:p>
            </text:list-item>
            <text:list-item>
              <text:p text:style-name="P39"><text:span text:style-name="T42">[SLAVE] : adr ---- 0</text:span></text:p>
            </text:list-item>
            <text:list-item>
              <text:p text:style-name="P39"><text:span text:style-name="T42">[SLAVE] : base addr ---- 80</text:span></text:p>
            </text:list-item>
            <text:list-item>
              <text:p text:style-name="P39"><text:span text:style-name="T42">[Initiators Message]=&gt;At address 80 received response of Read transaction <text:s/>data aabbccdd at time 291 ns</text:span></text:p>
            </text:list-item>
            <text:list-item>
              <text:p text:style-name="P39"><text:span text:style-name="T42">---------------------------------------------------------------------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2.7cm" svg:height="9.525cm" svg:x="3.175cm" svg:y="1.905cm" draw:page-number="13" presentation:class="page"/>
          <draw:frame presentation:style-name="pr2" draw:text-style-name="P11" draw:layer="layout" svg:width="15.108cm" svg:height="11.3cm" svg:x="1.905cm" svg:y="12.065cm" presentation:class="notes" presentation:placeholder="true">
            <draw:text-box/>
          </draw:frame>
          <draw:custom-shape draw:style-name="gr2" draw:text-style-name="P13" draw:layer="layout" svg:width="8.255cm" svg:height="1.27cm" svg:x="10.791cm" svg:y="24.126cm">
            <text:list text:style-name="L3">
              <text:list-header>
                <text:p text:style-name="P12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17.991cm" svg:height="1.407cm" svg:x="3.656cm" svg:y="7.333cm">
          <text:list text:style-name="L3">
            <text:list-header>
              <text:p text:style-name="P1"><text:span text:style-name="T43">Thank You!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2" draw:layer="layout" svg:width="0.512cm" svg:height="1.455cm" svg:x="4.105cm" svg:y="3.81cm">
          <text:p/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2.7cm" svg:height="9.525cm" svg:x="3.175cm" svg:y="1.905cm" draw:page-number="14" presentation:class="page"/>
          <draw:frame presentation:style-name="pr2" draw:layer="layout" svg:width="15.108cm" svg:height="11.3cm" svg:x="1.905cm" svg:y="12.065cm" presentation:class="notes" presentation:placeholder="true">
            <draw:text-box/>
          </draw:frame>
          <draw:custom-shape draw:style-name="gr2" draw:text-style-name="P2" draw:layer="layout" svg:width="8.255cm" svg:height="1.27cm" svg:x="10.791cm" svg:y="24.126cm">
            <text:list text:style-name="L3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71cm" draw:distance="0.071cm"/>
    <draw:stroke-dash draw:name="Fine_20_Dashed_20__28_var_29_" draw:display-name="Fine Dashed (var)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Fine_20_Dashed_20__28_var_29_" svg:stroke-width="0.051cm" svg:stroke-color="#000000" draw:marker-start-width="0.381cm" draw:marker-start-center="false" draw:marker-end-width="0.381cm" draw:marker-end-center="false" draw:fill="solid" draw:fill-color="#99ccff" draw:fill-gradient-name="Gradient_20_7" draw:fill-hatch-name="Hatch_20_1" draw:fill-image-name="Bitmape_20_1" draw:opacity="100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10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99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99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23cm" fo:margin-bottom="0.158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3.175cm" fo:margin-right="0cm" fo:margin-top="0.132cm" fo:margin-bottom="0.132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4.445cm" fo:margin-right="0cm" fo:margin-top="0.132cm" fo:margin-bottom="0.132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5.715cm" fo:margin-right="0cm" fo:margin-top="0.132cm" fo:margin-bottom="0.132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6" style:family="presentation" style:parent-style-name="Default-outline5">
      <style:paragraph-properties fo:margin-left="5.715cm" fo:margin-right="0cm" fo:margin-top="0.132cm" fo:margin-bottom="0.132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7" style:family="presentation" style:parent-style-name="Default-outline6">
      <style:paragraph-properties fo:margin-left="5.715cm" fo:margin-right="0cm" fo:margin-top="0.132cm" fo:margin-bottom="0.132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8" style:family="presentation" style:parent-style-name="Default-outline7">
      <style:paragraph-properties fo:margin-left="5.715cm" fo:margin-right="0cm" fo:margin-top="0.132cm" fo:margin-bottom="0.132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9" style:family="presentation" style:parent-style-name="Default-outline8">
      <style:paragraph-properties fo:margin-left="5.715cm" fo:margin-right="0cm" fo:margin-top="0.132cm" fo:margin-bottom="0.132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23cm" fo:margin-bottom="0.158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99" style:text-outline="false" style:text-line-through-style="none" style:text-position="0% 100%" fo:font-family="Arial" style:font-pitch="variable" fo:font-size="32pt" fo:font-style="normal" fo:text-shadow="none" style:text-underline-style="none" fo:font-weight="bold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23cm" fo:margin-bottom="0.158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letter-kerning="true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17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3.175cm" fo:margin-right="0cm" fo:margin-top="0.132cm" fo:margin-bottom="0.132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4" style:family="presentation" style:parent-style-name="Title1-outline3">
      <style:paragraph-properties fo:margin-left="4.445cm" fo:margin-right="0cm" fo:margin-top="0.132cm" fo:margin-bottom="0.132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5" style:family="presentation" style:parent-style-name="Title1-outline4">
      <style:paragraph-properties fo:margin-left="5.715cm" fo:margin-right="0cm" fo:margin-top="0.132cm" fo:margin-bottom="0.132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6" style:family="presentation" style:parent-style-name="Title1-outline5">
      <style:paragraph-properties fo:margin-left="5.715cm" fo:margin-right="0cm" fo:margin-top="0.132cm" fo:margin-bottom="0.132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7" style:family="presentation" style:parent-style-name="Title1-outline6">
      <style:paragraph-properties fo:margin-left="5.715cm" fo:margin-right="0cm" fo:margin-top="0.132cm" fo:margin-bottom="0.132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8" style:family="presentation" style:parent-style-name="Title1-outline7">
      <style:paragraph-properties fo:margin-left="5.715cm" fo:margin-right="0cm" fo:margin-top="0.132cm" fo:margin-bottom="0.132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9" style:family="presentation" style:parent-style-name="Title1-outline8">
      <style:paragraph-properties fo:margin-left="5.715cm" fo:margin-right="0cm" fo:margin-top="0.132cm" fo:margin-bottom="0.132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23cm" fo:margin-bottom="0.158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letter-kerning="true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99" style:text-outline="false" style:text-line-through-style="none" style:text-position="0% 100%" fo:font-family="Arial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7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9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9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fo:font-family="'Times New Roman'" style:font-family-generic="roman" style:font-pitch="variable" fo:font-size="12pt" fo:language="en" fo:country="US" style:font-family-asian="'DejaVu Sans'" style:font-pitch-asian="variable" style:font-size-asian="12pt" style:font-family-complex="'DejaVu Sans'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5.4cm" svg:height="19.05cm" svg:x="0cm" svg:y="0cm">
        <draw:image xlink:href="Pictures/100000000000031800000252BD606991.png" xlink:type="simple" xlink:show="embed" xlink:actuate="onLoad">
          <text:p/>
        </draw:image>
      </draw:frame>
      <draw:frame draw:style-name="Mgr3" draw:text-style-name="MP3" draw:layer="backgroundobjects" svg:width="25.4cm" svg:height="2.853cm" svg:x="0cm" svg:y="16.197cm">
        <draw:image xlink:href="Pictures/1000000000000318000000590037F314.png" xlink:type="simple" xlink:show="embed" xlink:actuate="onLoad">
          <text:p/>
        </draw:image>
      </draw:frame>
      <draw:frame presentation:style-name="Default-title" draw:layer="backgroundobjects" svg:width="23.998cm" svg:height="3.044cm" svg:x="1.058cm" svg:y="-0.001cm" presentation:class="title" presentation:placeholder="true">
        <draw:text-box/>
      </draw:frame>
      <draw:frame presentation:style-name="Default-outline1" draw:layer="backgroundobjects" svg:width="23.998cm" svg:height="13.839cm" svg:x="1.058cm" svg:y="3.175cm" presentation:class="outline" presentation:placeholder="true">
        <draw:text-box/>
      </draw:frame>
      <draw:frame presentation:style-name="Mpr1" draw:layer="backgroundobjects" svg:width="3.254cm" svg:height="1.446cm" svg:x="0.635cm" svg:y="17.47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5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5" draw:layer="backgroundobjects" svg:width="8.255cm" svg:height="1.27cm" svg:x="10.791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2.568cm" svg:height="9.394cm" svg:x="3.175cm" svg:y="1.904cm" presentation:class="page"/>
        <draw:frame presentation:style-name="Default-notes" draw:layer="backgroundobjects" svg:width="15.108cm" svg:height="11.299cm" svg:x="1.905cm" svg:y="12.065cm" presentation:class="notes" presentation:placeholder="true">
          <draw:text-box/>
        </draw:frame>
        <draw:custom-shape draw:style-name="Mgr6" draw:text-style-name="MP5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7" draw:layer="backgroundobjects" svg:width="8.122cm" svg:height="1.138cm" svg:x="10.791cm" svg:y="24.124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draw:style-name="Mgr3" draw:text-style-name="MP3" draw:layer="backgroundobjects" svg:width="25.4cm" svg:height="19.05cm" svg:x="0cm" svg:y="0cm">
        <draw:image xlink:href="Pictures/100000000000031800000252092CE9A6.png" xlink:type="simple" xlink:show="embed" xlink:actuate="onLoad">
          <text:p/>
        </draw:image>
      </draw:frame>
      <draw:frame presentation:style-name="Title1-title" draw:layer="backgroundobjects" svg:width="23.998cm" svg:height="3.044cm" svg:x="1.058cm" svg:y="-0.001cm" presentation:class="title" presentation:placeholder="true">
        <draw:text-box/>
      </draw:frame>
      <draw:frame presentation:style-name="Title1-outline1" draw:layer="backgroundobjects" svg:width="23.998cm" svg:height="13.839cm" svg:x="1.058cm" svg:y="3.175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5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5" draw:layer="backgroundobjects" svg:width="8.255cm" svg:height="1.27cm" svg:x="10.791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2.568cm" svg:height="9.394cm" svg:x="3.175cm" svg:y="1.904cm" presentation:class="page"/>
        <draw:frame presentation:style-name="Title1-notes" draw:layer="backgroundobjects" svg:width="15.108cm" svg:height="11.299cm" svg:x="1.905cm" svg:y="12.065cm" presentation:class="notes" presentation:placeholder="true">
          <draw:text-box/>
        </draw:frame>
        <draw:custom-shape draw:style-name="Mgr6" draw:text-style-name="MP5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7" draw:layer="backgroundobjects" svg:width="8.122cm" svg:height="1.138cm" svg:x="10.791cm" svg:y="24.124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AT Basic System Example</dc:title>
    <meta:initial-creator>Anna Keist, Bill Bunton, Charles Wilson</meta:initial-creator>
    <meta:creation-date>2008-06-02T18:34:41</meta:creation-date>
    <dc:creator>¨PVS¨ </dc:creator>
    <dc:date>2011-05-09T21:21:09</dc:date>
    <meta:print-date>2008-06-05T03:17:01</meta:print-date>
    <meta:editing-cycles>210</meta:editing-cycles>
    <meta:editing-duration>PT185H44M43S</meta:editing-duration>
    <meta:generator>OpenOffice.org/3.2$Linux OpenOffice.org_project/320m12$Build-9483</meta:generator>
    <meta:document-statistic meta:object-count="223"/>
  </office:meta>
</office:document-meta>
</file>